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1.0319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098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1457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0.9591in"/>
    </style:style>
    <style:style style:name="co19" style:family="table-column">
      <style:table-column-properties fo:break-before="auto" style:column-width="0.37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41">
            <text:p>24.1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98">
            <text:p>29.8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27">
            <text:p>52.7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3817">
            <text:p>2381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8924">
            <text:p>2892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0587">
            <text:p>3058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3-29">
            <text:p>2021-03-29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5 - 1.03)">
            <text:p>(0.95 - 1.03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3">
            <text:p>1.0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6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84.625">
            <text:p>384.625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77527238617505">
            <text:p>0.0277527239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9864415233235">
            <text:p>1.0986441523</text:p>
          </table:table-cell>
          <table:table-cell table:number-columns-repeated="2" office:value-type="float" office:value="0">
            <text:p>0</text:p>
          </table:table-cell>
          <table:table-cell office:value-type="float" office:value="25.3208176116527">
            <text:p>25.3208176117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84.875">
            <text:p>384.8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68317763524819">
            <text:p>0.0268317764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9532230790926">
            <text:p>1.0953223079</text:p>
          </table:table-cell>
          <table:table-cell table:number-columns-repeated="2" office:value-type="float" office:value="0">
            <text:p>0</text:p>
          </table:table-cell>
          <table:table-cell office:value-type="float" office:value="26.1781150599926">
            <text:p>26.17811506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3.5">
            <text:p>63.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599735549678882">
            <text:p>0.0059973555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106124205375">
            <text:p>1.021061242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871">
            <text:p>871</text:p>
          </table:table-cell>
          <table:table-cell office:value-type="float" office:value="578">
            <text:p>578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8">
            <text:p>10538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58.5">
            <text:p>-58.5</text:p>
          </table:table-cell>
          <table:table-cell office:value-type="float" office:value="235.5">
            <text:p>235.5</text:p>
          </table:table-cell>
          <table:table-cell office:value-type="float" office:value="-0.00045201668984701">
            <text:p>-0.0004520167</text:p>
          </table:table-cell>
          <table:table-cell office:value-type="float" office:value="-0.00555133801480357">
            <text:p>-0.005551338</text:p>
          </table:table-cell>
          <table:table-cell office:value-type="float" office:value="0.0160149608976539">
            <text:p>0.0160149609</text:p>
          </table:table-cell>
          <table:table-cell office:value-type="float" office:value="0.998418342050948">
            <text:p>0.9984183421</text:p>
          </table:table-cell>
          <table:table-cell office:value-type="float" office:value="0.980630718961547">
            <text:p>0.980630719</text:p>
          </table:table-cell>
          <table:table-cell office:value-type="float" office:value="1.05655506192799">
            <text:p>1.05655506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780">
            <text:p>15780</text:p>
          </table:table-cell>
          <table:table-cell office:value-type="float" office:value="14.75">
            <text:p>14.75</text:p>
          </table:table-cell>
          <table:table-cell office:value-type="float" office:value="279.25">
            <text:p>279.25</text:p>
          </table:table-cell>
          <table:table-cell office:value-type="float" office:value="-15">
            <text:p>-15</text:p>
          </table:table-cell>
          <table:table-cell office:value-type="float" office:value="0.00202888583218707">
            <text:p>0.0020288858</text:p>
          </table:table-cell>
          <table:table-cell office:value-type="float" office:value="0.0269624408612533">
            <text:p>0.0269624409</text:p>
          </table:table-cell>
          <table:table-cell office:value-type="float" office:value="-0.000950570342205323">
            <text:p>-0.0009505703</text:p>
          </table:table-cell>
          <table:table-cell office:value-type="float" office:value="1.00710916851299">
            <text:p>1.0071091685</text:p>
          </table:table-cell>
          <table:table-cell office:value-type="float" office:value="1.09579341052009">
            <text:p>1.0957934105</text:p>
          </table:table-cell>
          <table:table-cell office:value-type="float" office:value="0.996674774826873">
            <text:p>0.9966747748</text:p>
          </table:table-cell>
          <table:table-cell office:value-type="float" office:value="0">
            <text:p>0</text:p>
          </table:table-cell>
          <table:table-cell office:value-type="float" office:value="26.0529163179248">
            <text:p>26.05291631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689">
            <text:p>16689</text:p>
          </table:table-cell>
          <table:table-cell office:value-type="float" office:value="92.5">
            <text:p>92.5</text:p>
          </table:table-cell>
          <table:table-cell office:value-type="float" office:value="272">
            <text:p>272</text:p>
          </table:table-cell>
          <table:table-cell office:value-type="float" office:value="-43.5">
            <text:p>-43.5</text:p>
          </table:table-cell>
          <table:table-cell office:value-type="float" office:value="0.0119016984045291">
            <text:p>0.0119016984</text:p>
          </table:table-cell>
          <table:table-cell office:value-type="float" office:value="0.0260736196319018">
            <text:p>0.0260736196</text:p>
          </table:table-cell>
          <table:table-cell office:value-type="float" office:value="-0.00260650728024447">
            <text:p>-0.0026065073</text:p>
          </table:table-cell>
          <table:table-cell office:value-type="float" office:value="1.04193357924868">
            <text:p>1.0419335792</text:p>
          </table:table-cell>
          <table:table-cell office:value-type="float" office:value="1.09259014264745">
            <text:p>1.0925901426</text:p>
          </table:table-cell>
          <table:table-cell office:value-type="float" office:value="0.99089054052434">
            <text:p>0.9908905405</text:p>
          </table:table-cell>
          <table:table-cell office:value-type="float" office:value="0">
            <text:p>0</text:p>
          </table:table-cell>
          <table:table-cell office:value-type="float" office:value="26.9293198776315">
            <text:p>26.92931987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324">
            <text:p>324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760">
            <text:p>15760</text:p>
          </table:table-cell>
          <table:table-cell office:value-type="float" office:value="87.875">
            <text:p>87.875</text:p>
          </table:table-cell>
          <table:table-cell office:value-type="float" office:value="138.5">
            <text:p>138.5</text:p>
          </table:table-cell>
          <table:table-cell office:value-type="float" office:value="-35.375">
            <text:p>-35.375</text:p>
          </table:table-cell>
          <table:table-cell office:value-type="float" office:value="0.0106995007914282">
            <text:p>0.0106995008</text:p>
          </table:table-cell>
          <table:table-cell office:value-type="float" office:value="0.0123660714285714">
            <text:p>0.0123660714</text:p>
          </table:table-cell>
          <table:table-cell office:value-type="float" office:value="-0.00224460659898477">
            <text:p>-0.0022446066</text:p>
          </table:table-cell>
          <table:table-cell office:value-type="float" office:value="1.03767263223168">
            <text:p>1.0376726322</text:p>
          </table:table-cell>
          <table:table-cell office:value-type="float" office:value="1.04358097265625">
            <text:p>1.0435809727</text:p>
          </table:table-cell>
          <table:table-cell office:value-type="float" office:value="0.99215375189077">
            <text:p>0.99215375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811">
            <text:p>811</text:p>
          </table:table-cell>
          <table:table-cell office:value-type="float" office:value="532">
            <text:p>532</text:p>
          </table:table-cell>
          <table:table-cell office:value-type="float" office:value="359">
            <text:p>359</text:p>
          </table:table-cell>
          <table:table-cell office:value-type="float" office:value="8145">
            <text:p>8145</text:p>
          </table:table-cell>
          <table:table-cell office:value-type="float" office:value="10580">
            <text:p>10580</text:p>
          </table:table-cell>
          <table:table-cell office:value-type="float" office:value="14705">
            <text:p>14705</text:p>
          </table:table-cell>
          <table:table-cell office:value-type="float" office:value="113">
            <text:p>113</text:p>
          </table:table-cell>
          <table:table-cell office:value-type="float" office:value="182.125">
            <text:p>182.125</text:p>
          </table:table-cell>
          <table:table-cell office:value-type="float" office:value="235.5">
            <text:p>235.5</text:p>
          </table:table-cell>
          <table:table-cell office:value-type="float" office:value="0.0138735420503376">
            <text:p>0.0138735421</text:p>
          </table:table-cell>
          <table:table-cell office:value-type="float" office:value="0.0172140831758034">
            <text:p>0.0172140832</text:p>
          </table:table-cell>
          <table:table-cell office:value-type="float" office:value="0.0160149608976539">
            <text:p>0.0160149609</text:p>
          </table:table-cell>
          <table:table-cell office:value-type="float" office:value="1.04893464850747">
            <text:p>1.0489346485</text:p>
          </table:table-cell>
          <table:table-cell office:value-type="float" office:value="1.0608300874481">
            <text:p>1.0608300874</text:p>
          </table:table-cell>
          <table:table-cell office:value-type="float" office:value="1.05655506192799">
            <text:p>1.05655506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882">
            <text:p>7882</text:p>
          </table:table-cell>
          <table:table-cell office:value-type="float" office:value="10352">
            <text:p>10352</text:p>
          </table:table-cell>
          <table:table-cell office:value-type="float" office:value="15478">
            <text:p>15478</text:p>
          </table:table-cell>
          <table:table-cell office:value-type="float" office:value="211.5">
            <text:p>211.5</text:p>
          </table:table-cell>
          <table:table-cell office:value-type="float" office:value="284">
            <text:p>284</text:p>
          </table:table-cell>
          <table:table-cell office:value-type="float" office:value="-82">
            <text:p>-82</text:p>
          </table:table-cell>
          <table:table-cell office:value-type="float" office:value="0.0268332910428825">
            <text:p>0.026833291</text:p>
          </table:table-cell>
          <table:table-cell office:value-type="float" office:value="0.0274343122102009">
            <text:p>0.0274343122</text:p>
          </table:table-cell>
          <table:table-cell office:value-type="float" office:value="-0.00529784209846233">
            <text:p>-0.0052978421</text:p>
          </table:table-cell>
          <table:table-cell office:value-type="float" office:value="1.09532776864615">
            <text:p>1.0953277686</text:p>
          </table:table-cell>
          <table:table-cell office:value-type="float" office:value="1.09749527004914">
            <text:p>1.09749527</text:p>
          </table:table-cell>
          <table:table-cell office:value-type="float" office:value="0.981512564231946">
            <text:p>0.9815125642</text:p>
          </table:table-cell>
          <table:table-cell office:value-type="float" office:value="26.1766567449951">
            <text:p>26.176656745</text:p>
          </table:table-cell>
          <table:table-cell office:value-type="float" office:value="25.61071315216">
            <text:p>25.61071315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503">
            <text:p>503</text:p>
          </table:table-cell>
          <table:table-cell office:value-type="float" office:value="772">
            <text:p>772</text:p>
          </table:table-cell>
          <table:table-cell office:value-type="float" office:value="7818">
            <text:p>7818</text:p>
          </table:table-cell>
          <table:table-cell office:value-type="float" office:value="10432">
            <text:p>10432</text:p>
          </table:table-cell>
          <table:table-cell office:value-type="float" office:value="16627">
            <text:p>16627</text:p>
          </table:table-cell>
          <table:table-cell office:value-type="float" office:value="14">
            <text:p>14</text:p>
          </table:table-cell>
          <table:table-cell office:value-type="float" office:value="272">
            <text:p>272</text:p>
          </table:table-cell>
          <table:table-cell office:value-type="float" office:value="-37.875">
            <text:p>-37.875</text:p>
          </table:table-cell>
          <table:table-cell office:value-type="float" office:value="0.00179073931951906">
            <text:p>0.0017907393</text:p>
          </table:table-cell>
          <table:table-cell office:value-type="float" office:value="0.0260736196319018">
            <text:p>0.0260736196</text:p>
          </table:table-cell>
          <table:table-cell office:value-type="float" office:value="-0.00227792145305828">
            <text:p>-0.0022779215</text:p>
          </table:table-cell>
          <table:table-cell office:value-type="float" office:value="1.00627387284305">
            <text:p>1.0062738728</text:p>
          </table:table-cell>
          <table:table-cell office:value-type="float" office:value="1.09259014264745">
            <text:p>1.0925901426</text:p>
          </table:table-cell>
          <table:table-cell office:value-type="float" office:value="0.992037445209543">
            <text:p>0.9920374452</text:p>
          </table:table-cell>
          <table:table-cell office:value-type="float" office:value="0">
            <text:p>0</text:p>
          </table:table-cell>
          <table:table-cell office:value-type="float" office:value="26.9293198776315">
            <text:p>26.92931987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8148">
            <text:p>8148</text:p>
          </table:table-cell>
          <table:table-cell office:value-type="float" office:value="10572">
            <text:p>10572</text:p>
          </table:table-cell>
          <table:table-cell office:value-type="float" office:value="15967">
            <text:p>15967</text:p>
          </table:table-cell>
          <table:table-cell office:value-type="float" office:value="22.5">
            <text:p>22.5</text:p>
          </table:table-cell>
          <table:table-cell office:value-type="float" office:value="-107.5">
            <text:p>-107.5</text:p>
          </table:table-cell>
          <table:table-cell office:value-type="float" office:value="8.75">
            <text:p>8.75</text:p>
          </table:table-cell>
          <table:table-cell office:value-type="float" office:value="0.00276141384388807">
            <text:p>0.0027614138</text:p>
          </table:table-cell>
          <table:table-cell office:value-type="float" office:value="-0.0101683692773364">
            <text:p>-0.0101683693</text:p>
          </table:table-cell>
          <table:table-cell office:value-type="float" office:value="0.000548005260850504">
            <text:p>0.0005480053</text:p>
          </table:table-cell>
          <table:table-cell office:value-type="float" office:value="1.00967989425019">
            <text:p>1.0096798943</text:p>
          </table:table-cell>
          <table:table-cell office:value-type="float" office:value="0.964613363167493">
            <text:p>0.9646133632</text:p>
          </table:table-cell>
          <table:table-cell office:value-type="float" office:value="1.00191860702012">
            <text:p>1.0019186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279">
            <text:p>279</text:p>
          </table:table-cell>
          <table:table-cell table:number-columns-repeated="2" office:value-type="float" office:value="695">
            <text:p>695</text:p>
          </table:table-cell>
          <table:table-cell office:value-type="float" office:value="8100">
            <text:p>8100</text:p>
          </table:table-cell>
          <table:table-cell office:value-type="float" office:value="10481">
            <text:p>10481</text:p>
          </table:table-cell>
          <table:table-cell office:value-type="float" office:value="15493">
            <text:p>15493</text:p>
          </table:table-cell>
          <table:table-cell office:value-type="float" office:value="127.75">
            <text:p>127.75</text:p>
          </table:table-cell>
          <table:table-cell office:value-type="float" office:value="-22.75">
            <text:p>-22.75</text:p>
          </table:table-cell>
          <table:table-cell office:value-type="float" office:value="192.375">
            <text:p>192.375</text:p>
          </table:table-cell>
          <table:table-cell office:value-type="float" office:value="0.0157716049382716">
            <text:p>0.0157716049</text:p>
          </table:table-cell>
          <table:table-cell office:value-type="float" office:value="-0.00217059440893045">
            <text:p>-0.0021705944</text:p>
          </table:table-cell>
          <table:table-cell office:value-type="float" office:value="0.0124168979539147">
            <text:p>0.012416898</text:p>
          </table:table-cell>
          <table:table-cell office:value-type="float" office:value="1.05568815458772">
            <text:p>1.0556881546</text:p>
          </table:table-cell>
          <table:table-cell office:value-type="float" office:value="0.992412154069716">
            <text:p>0.9924121541</text:p>
          </table:table-cell>
          <table:table-cell office:value-type="float" office:value="1.04376133437411">
            <text:p>1.04376133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868">
            <text:p>7868</text:p>
          </table:table-cell>
          <table:table-cell office:value-type="float" office:value="11402">
            <text:p>11402</text:p>
          </table:table-cell>
          <table:table-cell office:value-type="float" office:value="18343">
            <text:p>18343</text:p>
          </table:table-cell>
          <table:table-cell office:value-type="float" office:value="189.5">
            <text:p>189.5</text:p>
          </table:table-cell>
          <table:table-cell office:value-type="float" office:value="-26.5">
            <text:p>-26.5</text:p>
          </table:table-cell>
          <table:table-cell office:value-type="float" office:value="133.375">
            <text:p>133.375</text:p>
          </table:table-cell>
          <table:table-cell office:value-type="float" office:value="0.0240849008642603">
            <text:p>0.0240849009</text:p>
          </table:table-cell>
          <table:table-cell office:value-type="float" office:value="-0.00232415365725311">
            <text:p>-0.0023241537</text:p>
          </table:table-cell>
          <table:table-cell office:value-type="float" office:value="0.00727116611241345">
            <text:p>0.0072711661</text:p>
          </table:table-cell>
          <table:table-cell office:value-type="float" office:value="1.08543411462621">
            <text:p>1.0854341146</text:p>
          </table:table-cell>
          <table:table-cell office:value-type="float" office:value="0.99187604951245">
            <text:p>0.9918760495</text:p>
          </table:table-cell>
          <table:table-cell office:value-type="float" office:value="1.02555270631245">
            <text:p>1.0255527063</text:p>
          </table:table-cell>
          <table:table-cell office:value-type="float" office:value="29.1245235201307">
            <text:p>29.12452352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08">
            <text:p>708</text:p>
          </table:table-cell>
          <table:table-cell office:value-type="float" office:value="311">
            <text:p>311</text:p>
          </table:table-cell>
          <table:table-cell office:value-type="float" office:value="8003">
            <text:p>8003</text:p>
          </table:table-cell>
          <table:table-cell office:value-type="float" office:value="12197">
            <text:p>12197</text:p>
          </table:table-cell>
          <table:table-cell office:value-type="float" office:value="16721">
            <text:p>16721</text:p>
          </table:table-cell>
          <table:table-cell office:value-type="float" office:value="-24.875">
            <text:p>-24.875</text:p>
          </table:table-cell>
          <table:table-cell office:value-type="float" office:value="-46.375">
            <text:p>-46.375</text:p>
          </table:table-cell>
          <table:table-cell office:value-type="float" office:value="287.25">
            <text:p>287.25</text:p>
          </table:table-cell>
          <table:table-cell office:value-type="float" office:value="-0.00310820942146695">
            <text:p>-0.0031082094</text:p>
          </table:table-cell>
          <table:table-cell office:value-type="float" office:value="-0.00380216446667213">
            <text:p>-0.0038021645</text:p>
          </table:table-cell>
          <table:table-cell office:value-type="float" office:value="0.0171789964715029">
            <text:p>0.0171789965</text:p>
          </table:table-cell>
          <table:table-cell office:value-type="float" office:value="0.989140202517849">
            <text:p>0.9891402025</text:p>
          </table:table-cell>
          <table:table-cell office:value-type="float" office:value="0.986720759017725">
            <text:p>0.986720759</text:p>
          </table:table-cell>
          <table:table-cell office:value-type="float" office:value="1.06070491877301">
            <text:p>1.06070491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1">
            <text:p>341</text:p>
          </table:table-cell>
          <table:table-cell office:value-type="float" office:value="729">
            <text:p>729</text:p>
          </table:table-cell>
          <table:table-cell office:value-type="float" office:value="8229">
            <text:p>8229</text:p>
          </table:table-cell>
          <table:table-cell office:value-type="float" office:value="11009">
            <text:p>11009</text:p>
          </table:table-cell>
          <table:table-cell office:value-type="float" office:value="15690">
            <text:p>15690</text:p>
          </table:table-cell>
          <table:table-cell office:value-type="float" office:value="-25.25">
            <text:p>-25.25</text:p>
          </table:table-cell>
          <table:table-cell office:value-type="float" office:value="461.25">
            <text:p>461.25</text:p>
          </table:table-cell>
          <table:table-cell office:value-type="float" office:value="30.375">
            <text:p>30.375</text:p>
          </table:table-cell>
          <table:table-cell office:value-type="float" office:value="-0.00306841657552558">
            <text:p>-0.0030684166</text:p>
          </table:table-cell>
          <table:table-cell office:value-type="float" office:value="0.041897538377691">
            <text:p>0.0418975384</text:p>
          </table:table-cell>
          <table:table-cell office:value-type="float" office:value="0.00193594646271511">
            <text:p>0.0019359465</text:p>
          </table:table-cell>
          <table:table-cell office:value-type="float" office:value="0.989278995739011">
            <text:p>0.9892789957</text:p>
          </table:table-cell>
          <table:table-cell office:value-type="float" office:value="1.15008197561725">
            <text:p>1.1500819756</text:p>
          </table:table-cell>
          <table:table-cell office:value-type="float" office:value="1.00678315848137">
            <text:p>1.0067831585</text:p>
          </table:table-cell>
          <table:table-cell office:value-type="float" office:value="0">
            <text:p>0</text:p>
          </table:table-cell>
          <table:table-cell office:value-type="float" office:value="16.8880669735666">
            <text:p>16.88806697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8">
            <text:p>308</text:p>
          </table:table-cell>
          <table:table-cell office:value-type="float" office:value="453">
            <text:p>453</text:p>
          </table:table-cell>
          <table:table-cell office:value-type="float" office:value="8100">
            <text:p>8100</text:p>
          </table:table-cell>
          <table:table-cell office:value-type="float" office:value="11264">
            <text:p>11264</text:p>
          </table:table-cell>
          <table:table-cell office:value-type="float" office:value="15777">
            <text:p>15777</text:p>
          </table:table-cell>
          <table:table-cell office:value-type="float" office:value="127.75">
            <text:p>127.75</text:p>
          </table:table-cell>
          <table:table-cell office:value-type="float" office:value="157.25">
            <text:p>157.25</text:p>
          </table:table-cell>
          <table:table-cell office:value-type="float" office:value="120.625">
            <text:p>120.625</text:p>
          </table:table-cell>
          <table:table-cell office:value-type="float" office:value="0.0157716049382716">
            <text:p>0.0157716049</text:p>
          </table:table-cell>
          <table:table-cell office:value-type="float" office:value="0.0139604048295455">
            <text:p>0.0139604048</text:p>
          </table:table-cell>
          <table:table-cell office:value-type="float" office:value="0.00764562337580022">
            <text:p>0.0076456234</text:p>
          </table:table-cell>
          <table:table-cell office:value-type="float" office:value="1.05568815458772">
            <text:p>1.0556881546</text:p>
          </table:table-cell>
          <table:table-cell office:value-type="float" office:value="1.0492434069933">
            <text:p>1.049243407</text:p>
          </table:table-cell>
          <table:table-cell office:value-type="float" office:value="1.02687425470664">
            <text:p>1.026874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05">
            <text:p>305</text:p>
          </table:table-cell>
          <table:table-cell office:value-type="float" office:value="7921">
            <text:p>7921</text:p>
          </table:table-cell>
          <table:table-cell office:value-type="float" office:value="11198">
            <text:p>11198</text:p>
          </table:table-cell>
          <table:table-cell office:value-type="float" office:value="18343">
            <text:p>18343</text:p>
          </table:table-cell>
          <table:table-cell office:value-type="float" office:value="145">
            <text:p>145</text:p>
          </table:table-cell>
          <table:table-cell office:value-type="float" office:value="222.875">
            <text:p>222.875</text:p>
          </table:table-cell>
          <table:table-cell office:value-type="float" office:value="133.375">
            <text:p>133.375</text:p>
          </table:table-cell>
          <table:table-cell office:value-type="float" office:value="0.0183057694735513">
            <text:p>0.0183057695</text:p>
          </table:table-cell>
          <table:table-cell office:value-type="float" office:value="0.0199031076978032">
            <text:p>0.0199031077</text:p>
          </table:table-cell>
          <table:table-cell office:value-type="float" office:value="0.00727116611241345">
            <text:p>0.0072711661</text:p>
          </table:table-cell>
          <table:table-cell office:value-type="float" office:value="1.06472699150163">
            <text:p>1.0647269915</text:p>
          </table:table-cell>
          <table:table-cell office:value-type="float" office:value="1.07043729898653">
            <text:p>1.070437299</text:p>
          </table:table-cell>
          <table:table-cell office:value-type="float" office:value="1.02555270631245">
            <text:p>1.02555270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office:value-type="float" office:value="657">
            <text:p>657</text:p>
          </table:table-cell>
          <table:table-cell table:number-columns-repeated="2" office:value-type="float" office:value="293">
            <text:p>293</text:p>
          </table:table-cell>
          <table:table-cell office:value-type="float" office:value="7858">
            <text:p>7858</text:p>
          </table:table-cell>
          <table:table-cell office:value-type="float" office:value="11432">
            <text:p>11432</text:p>
          </table:table-cell>
          <table:table-cell office:value-type="float" office:value="16574">
            <text:p>16574</text:p>
          </table:table-cell>
          <table:table-cell office:value-type="float" office:value="-11">
            <text:p>-11</text:p>
          </table:table-cell>
          <table:table-cell office:value-type="float" office:value="226.625">
            <text:p>226.625</text:p>
          </table:table-cell>
          <table:table-cell office:value-type="float" office:value="261">
            <text:p>261</text:p>
          </table:table-cell>
          <table:table-cell office:value-type="float" office:value="-0.00139984728938661">
            <text:p>-0.0013998473</text:p>
          </table:table-cell>
          <table:table-cell office:value-type="float" office:value="0.0198237403778866">
            <text:p>0.0198237404</text:p>
          </table:table-cell>
          <table:table-cell office:value-type="float" office:value="0.0157475564136599">
            <text:p>0.0157475564</text:p>
          </table:table-cell>
          <table:table-cell office:value-type="float" office:value="0.995104375249117">
            <text:p>0.9951043752</text:p>
          </table:table-cell>
          <table:table-cell office:value-type="float" office:value="1.07015333346044">
            <text:p>1.0701533335</text:p>
          </table:table-cell>
          <table:table-cell office:value-type="float" office:value="1.05560249909249">
            <text:p>1.05560249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44">
            <text:p>244</text:p>
          </table:table-cell>
          <table:table-cell office:value-type="float" office:value="8175">
            <text:p>8175</text:p>
          </table:table-cell>
          <table:table-cell office:value-type="float" office:value="11080">
            <text:p>11080</text:p>
          </table:table-cell>
          <table:table-cell office:value-type="float" office:value="18603">
            <text:p>18603</text:p>
          </table:table-cell>
          <table:table-cell office:value-type="float" office:value="-23.25">
            <text:p>-23.25</text:p>
          </table:table-cell>
          <table:table-cell office:value-type="float" office:value="258.25">
            <text:p>258.25</text:p>
          </table:table-cell>
          <table:table-cell office:value-type="float" office:value="443.75">
            <text:p>443.75</text:p>
          </table:table-cell>
          <table:table-cell office:value-type="float" office:value="-0.00284403669724771">
            <text:p>-0.0028440367</text:p>
          </table:table-cell>
          <table:table-cell office:value-type="float" office:value="0.023307761732852">
            <text:p>0.0233077617</text:p>
          </table:table-cell>
          <table:table-cell office:value-type="float" office:value="0.0238536795140569">
            <text:p>0.0238536795</text:p>
          </table:table-cell>
          <table:table-cell office:value-type="float" office:value="0.990061725107314">
            <text:p>0.9900617251</text:p>
          </table:table-cell>
          <table:table-cell office:value-type="float" office:value="1.08264193950869">
            <text:p>1.0826419395</text:p>
          </table:table-cell>
          <table:table-cell office:value-type="float" office:value="1.08460311443086">
            <text:p>1.0846031144</text:p>
          </table:table-cell>
          <table:table-cell office:value-type="float" office:value="0">
            <text:p>0</text:p>
          </table:table-cell>
          <table:table-cell office:value-type="float" office:value="30.0841421064823">
            <text:p>30.0841421065</text:p>
          </table:table-cell>
          <table:table-cell office:value-type="float" office:value="29.4035037677865">
            <text:p>29.4035037678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4">
            <text:p>574</text:p>
          </table:table-cell>
          <table:table-cell office:value-type="float" office:value="225">
            <text:p>225</text:p>
          </table:table-cell>
          <table:table-cell office:value-type="float" office:value="8678">
            <text:p>8678</text:p>
          </table:table-cell>
          <table:table-cell office:value-type="float" office:value="12390">
            <text:p>12390</text:p>
          </table:table-cell>
          <table:table-cell office:value-type="float" office:value="21340">
            <text:p>21340</text:p>
          </table:table-cell>
          <table:table-cell office:value-type="float" office:value="328.75">
            <text:p>328.75</text:p>
          </table:table-cell>
          <table:table-cell office:value-type="float" office:value="393.75">
            <text:p>393.75</text:p>
          </table:table-cell>
          <table:table-cell office:value-type="float" office:value="630.625">
            <text:p>630.625</text:p>
          </table:table-cell>
          <table:table-cell office:value-type="float" office:value="0.0378831528001844">
            <text:p>0.0378831528</text:p>
          </table:table-cell>
          <table:table-cell office:value-type="float" office:value="0.0317796610169492">
            <text:p>0.031779661</text:p>
          </table:table-cell>
          <table:table-cell office:value-type="float" office:value="0.0295513120899719">
            <text:p>0.0295513121</text:p>
          </table:table-cell>
          <table:table-cell office:value-type="float" office:value="1.13540389600217">
            <text:p>1.135403896</text:p>
          </table:table-cell>
          <table:table-cell office:value-type="float" office:value="1.11320830939385">
            <text:p>1.1132083094</text:p>
          </table:table-cell>
          <table:table-cell office:value-type="float" office:value="1.10514122120553">
            <text:p>1.1051412212</text:p>
          </table:table-cell>
          <table:table-cell office:value-type="float" office:value="18.6414029876994">
            <text:p>18.6414029877</text:p>
          </table:table-cell>
          <table:table-cell office:value-type="float" office:value="22.1557978009734">
            <text:p>22.155797801</text:p>
          </table:table-cell>
          <table:table-cell office:value-type="float" office:value="23.8006072885594">
            <text:p>23.8006072886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7">
            <text:p>267</text:p>
          </table:table-cell>
          <table:table-cell office:value-type="float" office:value="609">
            <text:p>609</text:p>
          </table:table-cell>
          <table:table-cell office:value-type="float" office:value="8675">
            <text:p>8675</text:p>
          </table:table-cell>
          <table:table-cell office:value-type="float" office:value="13275">
            <text:p>13275</text:p>
          </table:table-cell>
          <table:table-cell office:value-type="float" office:value="19833">
            <text:p>19833</text:p>
          </table:table-cell>
          <table:table-cell office:value-type="float" office:value="110.5">
            <text:p>110.5</text:p>
          </table:table-cell>
          <table:table-cell office:value-type="float" office:value="94.75">
            <text:p>94.75</text:p>
          </table:table-cell>
          <table:table-cell office:value-type="float" office:value="851.75">
            <text:p>851.75</text:p>
          </table:table-cell>
          <table:table-cell office:value-type="float" office:value="0.0127377521613833">
            <text:p>0.0127377522</text:p>
          </table:table-cell>
          <table:table-cell office:value-type="float" office:value="0.00713747645951036">
            <text:p>0.0071374765</text:p>
          </table:table-cell>
          <table:table-cell office:value-type="float" office:value="0.0429460999344527">
            <text:p>0.0429460999</text:p>
          </table:table-cell>
          <table:table-cell office:value-type="float" office:value="1.04490014321189">
            <text:p>1.0449001432</text:p>
          </table:table-cell>
          <table:table-cell office:value-type="float" office:value="1.0250810170059">
            <text:p>1.025081017</text:p>
          </table:table-cell>
          <table:table-cell office:value-type="float" office:value="1.15392631006976">
            <text:p>1.1539263101</text:p>
          </table:table-cell>
          <table:table-cell table:number-columns-repeated="2" office:value-type="float" office:value="0">
            <text:p>0</text:p>
          </table:table-cell>
          <table:table-cell office:value-type="float" office:value="16.484077904255">
            <text:p>16.4840779043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423">
            <text:p>423</text:p>
          </table:table-cell>
          <table:table-cell office:value-type="float" office:value="630">
            <text:p>630</text:p>
          </table:table-cell>
          <table:table-cell office:value-type="float" office:value="423">
            <text:p>423</text:p>
          </table:table-cell>
          <table:table-cell office:value-type="float" office:value="8930">
            <text:p>8930</text:p>
          </table:table-cell>
          <table:table-cell office:value-type="float" office:value="12348">
            <text:p>12348</text:p>
          </table:table-cell>
          <table:table-cell office:value-type="float" office:value="19208">
            <text:p>19208</text:p>
          </table:table-cell>
          <table:table-cell office:value-type="float" office:value="209.375">
            <text:p>209.375</text:p>
          </table:table-cell>
          <table:table-cell office:value-type="float" office:value="127.875">
            <text:p>127.875</text:p>
          </table:table-cell>
          <table:table-cell office:value-type="float" office:value="1027.5">
            <text:p>1027.5</text:p>
          </table:table-cell>
          <table:table-cell office:value-type="float" office:value="0.023446248600224">
            <text:p>0.0234462486</text:p>
          </table:table-cell>
          <table:table-cell office:value-type="float" office:value="0.0103559280855199">
            <text:p>0.0103559281</text:p>
          </table:table-cell>
          <table:table-cell office:value-type="float" office:value="0.0534933361099542">
            <text:p>0.0534933361</text:p>
          </table:table-cell>
          <table:table-cell office:value-type="float" office:value="1.08313933418469">
            <text:p>1.0831393342</text:p>
          </table:table-cell>
          <table:table-cell office:value-type="float" office:value="1.03645594898248">
            <text:p>1.036455949</text:p>
          </table:table-cell>
          <table:table-cell office:value-type="float" office:value="1.19283528892086">
            <text:p>1.1928352889</text:p>
          </table:table-cell>
          <table:table-cell office:value-type="float" office:value="29.9084794515775">
            <text:p>29.9084794516</text:p>
          </table:table-cell>
          <table:table-cell office:value-type="float" office:value="0">
            <text:p>0</text:p>
          </table:table-cell>
          <table:table-cell office:value-type="float" office:value="13.301199693541">
            <text:p>13.3011996935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8416">
            <text:p>8416</text:p>
          </table:table-cell>
          <table:table-cell office:value-type="float" office:value="13594">
            <text:p>13594</text:p>
          </table:table-cell>
          <table:table-cell office:value-type="float" office:value="20021">
            <text:p>20021</text:p>
          </table:table-cell>
          <table:table-cell office:value-type="float" office:value="196.25">
            <text:p>196.25</text:p>
          </table:table-cell>
          <table:table-cell office:value-type="float" office:value="615.375">
            <text:p>615.375</text:p>
          </table:table-cell>
          <table:table-cell office:value-type="float" office:value="1155.75">
            <text:p>1155.75</text:p>
          </table:table-cell>
          <table:table-cell office:value-type="float" office:value="0.0233186787072243">
            <text:p>0.0233186787</text:p>
          </table:table-cell>
          <table:table-cell office:value-type="float" office:value="0.0452681329998529">
            <text:p>0.045268133</text:p>
          </table:table-cell>
          <table:table-cell office:value-type="float" office:value="0.0577268867688927">
            <text:p>0.0577268868</text:p>
          </table:table-cell>
          <table:table-cell office:value-type="float" office:value="1.08268114659752">
            <text:p>1.0826811466</text:p>
          </table:table-cell>
          <table:table-cell office:value-type="float" office:value="1.16245490507546">
            <text:p>1.1624549051</text:p>
          </table:table-cell>
          <table:table-cell office:value-type="float" office:value="1.20857559486494">
            <text:p>1.2085755949</text:p>
          </table:table-cell>
          <table:table-cell office:value-type="float" office:value="30.070218797387">
            <text:p>30.0702187974</text:p>
          </table:table-cell>
          <table:table-cell office:value-type="float" office:value="15.6560500955891">
            <text:p>15.6560500956</text:p>
          </table:table-cell>
          <table:table-cell office:value-type="float" office:value="12.3506862912557">
            <text:p>12.3506862913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1">
            <text:p>291</text:p>
          </table:table-cell>
          <table:table-cell office:value-type="float" office:value="416">
            <text:p>416</text:p>
          </table:table-cell>
          <table:table-cell office:value-type="float" office:value="8484">
            <text:p>8484</text:p>
          </table:table-cell>
          <table:table-cell office:value-type="float" office:value="14320">
            <text:p>14320</text:p>
          </table:table-cell>
          <table:table-cell office:value-type="float" office:value="20460">
            <text:p>20460</text:p>
          </table:table-cell>
          <table:table-cell office:value-type="float" office:value="269.875">
            <text:p>269.875</text:p>
          </table:table-cell>
          <table:table-cell office:value-type="float" office:value="352.75">
            <text:p>352.75</text:p>
          </table:table-cell>
          <table:table-cell office:value-type="float" office:value="617">
            <text:p>617</text:p>
          </table:table-cell>
          <table:table-cell office:value-type="float" office:value="0.0318098774163131">
            <text:p>0.0318098774</text:p>
          </table:table-cell>
          <table:table-cell office:value-type="float" office:value="0.0246333798882682">
            <text:p>0.0246333799</text:p>
          </table:table-cell>
          <table:table-cell office:value-type="float" office:value="0.0301564027370479">
            <text:p>0.0301564027</text:p>
          </table:table-cell>
          <table:table-cell office:value-type="float" office:value="1.11331783282753">
            <text:p>1.1133178328</text:p>
          </table:table-cell>
          <table:table-cell office:value-type="float" office:value="1.08740616428219">
            <text:p>1.0874061643</text:p>
          </table:table-cell>
          <table:table-cell office:value-type="float" office:value="1.1073298504867">
            <text:p>1.1073298505</text:p>
          </table:table-cell>
          <table:table-cell office:value-type="float" office:value="22.1350776759139">
            <text:p>22.1350776759</text:p>
          </table:table-cell>
          <table:table-cell office:value-type="float" office:value="28.4837012783789">
            <text:p>28.4837012784</text:p>
          </table:table-cell>
          <table:table-cell office:value-type="float" office:value="23.3299325254036">
            <text:p>23.3299325254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612">
            <text:p>612</text:p>
          </table:table-cell>
          <table:table-cell office:value-type="float" office:value="293">
            <text:p>293</text:p>
          </table:table-cell>
          <table:table-cell office:value-type="float" office:value="8373">
            <text:p>8373</text:p>
          </table:table-cell>
          <table:table-cell office:value-type="float" office:value="14270">
            <text:p>14270</text:p>
          </table:table-cell>
          <table:table-cell office:value-type="float" office:value="22239">
            <text:p>22239</text:p>
          </table:table-cell>
          <table:table-cell office:value-type="float" office:value="30">
            <text:p>30</text:p>
          </table:table-cell>
          <table:table-cell office:value-type="float" office:value="68.75">
            <text:p>68.75</text:p>
          </table:table-cell>
          <table:table-cell office:value-type="float" office:value="723.125">
            <text:p>723.125</text:p>
          </table:table-cell>
          <table:table-cell office:value-type="float" office:value="0.00358294518093873">
            <text:p>0.0035829452</text:p>
          </table:table-cell>
          <table:table-cell office:value-type="float" office:value="0.00481779957953749">
            <text:p>0.0048177996</text:p>
          </table:table-cell>
          <table:table-cell office:value-type="float" office:value="0.0325160753631009">
            <text:p>0.0325160754</text:p>
          </table:table-cell>
          <table:table-cell office:value-type="float" office:value="1.01256546962578">
            <text:p>1.0125654696</text:p>
          </table:table-cell>
          <table:table-cell office:value-type="float" office:value="1.01690779246625">
            <text:p>1.0169077925</text:p>
          </table:table-cell>
          <table:table-cell office:value-type="float" office:value="1.11587856227861">
            <text:p>1.1158785623</text:p>
          </table:table-cell>
          <table:table-cell table:number-columns-repeated="2" office:value-type="float" office:value="0">
            <text:p>0</text:p>
          </table:table-cell>
          <table:table-cell office:value-type="float" office:value="21.6617868802565">
            <text:p>21.6617868803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392">
            <text:p>392</text:p>
          </table:table-cell>
          <table:table-cell office:value-type="float" office:value="270">
            <text:p>270</text:p>
          </table:table-cell>
          <table:table-cell office:value-type="float" office:value="8448">
            <text:p>8448</text:p>
          </table:table-cell>
          <table:table-cell office:value-type="float" office:value="14506">
            <text:p>14506</text:p>
          </table:table-cell>
          <table:table-cell office:value-type="float" office:value="25302">
            <text:p>25302</text:p>
          </table:table-cell>
          <table:table-cell office:value-type="float" office:value="76.875">
            <text:p>76.875</text:p>
          </table:table-cell>
          <table:table-cell office:value-type="float" office:value="165.75">
            <text:p>165.75</text:p>
          </table:table-cell>
          <table:table-cell office:value-type="float" office:value="776.125">
            <text:p>776.125</text:p>
          </table:table-cell>
          <table:table-cell office:value-type="float" office:value="0.00909978693181818">
            <text:p>0.0090997869</text:p>
          </table:table-cell>
          <table:table-cell office:value-type="float" office:value="0.0114263063559906">
            <text:p>0.0114263064</text:p>
          </table:table-cell>
          <table:table-cell office:value-type="float" office:value="0.0306744526124417">
            <text:p>0.0306744526</text:p>
          </table:table-cell>
          <table:table-cell office:value-type="float" office:value="1.03201155426088">
            <text:p>1.0320115543</text:p>
          </table:table-cell>
          <table:table-cell office:value-type="float" office:value="1.04024797078077">
            <text:p>1.0402479708</text:p>
          </table:table-cell>
          <table:table-cell office:value-type="float" office:value="1.10920479134797">
            <text:p>1.1092047913</text:p>
          </table:table-cell>
          <table:table-cell table:number-columns-repeated="2" office:value-type="float" office:value="0">
            <text:p>0</text:p>
          </table:table-cell>
          <table:table-cell office:value-type="float" office:value="22.9417167621684">
            <text:p>22.9417167622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260">
            <text:p>260</text:p>
          </table:table-cell>
          <table:table-cell table:number-columns-repeated="2" office:value-type="float" office:value="380">
            <text:p>380</text:p>
          </table:table-cell>
          <table:table-cell office:value-type="float" office:value="10048">
            <text:p>10048</text:p>
          </table:table-cell>
          <table:table-cell office:value-type="float" office:value="15550">
            <text:p>15550</text:p>
          </table:table-cell>
          <table:table-cell office:value-type="float" office:value="27117">
            <text:p>27117</text:p>
          </table:table-cell>
          <table:table-cell office:value-type="float" office:value="267">
            <text:p>267</text:p>
          </table:table-cell>
          <table:table-cell office:value-type="float" office:value="533.75">
            <text:p>533.75</text:p>
          </table:table-cell>
          <table:table-cell office:value-type="float" office:value="851">
            <text:p>851</text:p>
          </table:table-cell>
          <table:table-cell office:value-type="float" office:value="0.0265724522292994">
            <text:p>0.0265724522</text:p>
          </table:table-cell>
          <table:table-cell office:value-type="float" office:value="0.0343247588424437">
            <text:p>0.0343247588</text:p>
          </table:table-cell>
          <table:table-cell office:value-type="float" office:value="0.0313825275657337">
            <text:p>0.0313825276</text:p>
          </table:table-cell>
          <table:table-cell office:value-type="float" office:value="1.09438752942881">
            <text:p>1.0943875294</text:p>
          </table:table-cell>
          <table:table-cell office:value-type="float" office:value="1.12244590652495">
            <text:p>1.1224459065</text:p>
          </table:table-cell>
          <table:table-cell office:value-type="float" office:value="1.11176917803144">
            <text:p>1.111769178</text:p>
          </table:table-cell>
          <table:table-cell office:value-type="float" office:value="26.4302380506238">
            <text:p>26.4302380506</text:p>
          </table:table-cell>
          <table:table-cell office:value-type="float" office:value="20.5384202997693">
            <text:p>20.5384202998</text:p>
          </table:table-cell>
          <table:table-cell office:value-type="float" office:value="22.4318299953411">
            <text:p>22.431829995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399">
            <text:p>399</text:p>
          </table:table-cell>
          <table:table-cell office:value-type="float" office:value="281">
            <text:p>281</text:p>
          </table:table-cell>
          <table:table-cell office:value-type="float" office:value="11025">
            <text:p>11025</text:p>
          </table:table-cell>
          <table:table-cell office:value-type="float" office:value="15484">
            <text:p>15484</text:p>
          </table:table-cell>
          <table:table-cell office:value-type="float" office:value="27113">
            <text:p>27113</text:p>
          </table:table-cell>
          <table:table-cell office:value-type="float" office:value="403.5">
            <text:p>403.5</text:p>
          </table:table-cell>
          <table:table-cell office:value-type="float" office:value="431">
            <text:p>431</text:p>
          </table:table-cell>
          <table:table-cell office:value-type="float" office:value="1045">
            <text:p>1045</text:p>
          </table:table-cell>
          <table:table-cell office:value-type="float" office:value="0.0365986394557823">
            <text:p>0.0365986395</text:p>
          </table:table-cell>
          <table:table-cell office:value-type="float" office:value="0.0278351847067941">
            <text:p>0.0278351847</text:p>
          </table:table-cell>
          <table:table-cell office:value-type="float" office:value="0.0385423966362999">
            <text:p>0.0385423966</text:p>
          </table:table-cell>
          <table:table-cell office:value-type="float" office:value="1.13072058049887">
            <text:p>1.1307205805</text:p>
          </table:table-cell>
          <table:table-cell office:value-type="float" office:value="1.0989417495888">
            <text:p>1.0989417496</text:p>
          </table:table-cell>
          <table:table-cell office:value-type="float" office:value="1.13781000025045">
            <text:p>1.1378100003</text:p>
          </table:table-cell>
          <table:table-cell office:value-type="float" office:value="19.28364896889">
            <text:p>19.2836489689</text:p>
          </table:table-cell>
          <table:table-cell office:value-type="float" office:value="25.2468228935537">
            <text:p>25.2468228936</text:p>
          </table:table-cell>
          <table:table-cell office:value-type="float" office:value="18.3284078446564">
            <text:p>18.3284078447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430">
            <text:p>430</text:p>
          </table:table-cell>
          <table:table-cell office:value-type="float" office:value="314">
            <text:p>314</text:p>
          </table:table-cell>
          <table:table-cell office:value-type="float" office:value="11000">
            <text:p>11000</text:p>
          </table:table-cell>
          <table:table-cell office:value-type="float" office:value="15906">
            <text:p>15906</text:p>
          </table:table-cell>
          <table:table-cell office:value-type="float" office:value="26667">
            <text:p>26667</text:p>
          </table:table-cell>
          <table:table-cell office:value-type="float" office:value="464.125">
            <text:p>464.125</text:p>
          </table:table-cell>
          <table:table-cell office:value-type="float" office:value="524.75">
            <text:p>524.75</text:p>
          </table:table-cell>
          <table:table-cell office:value-type="float" office:value="747.875">
            <text:p>747.875</text:p>
          </table:table-cell>
          <table:table-cell office:value-type="float" office:value="0.0421931818181818">
            <text:p>0.0421931818</text:p>
          </table:table-cell>
          <table:table-cell office:value-type="float" office:value="0.0329906953350937">
            <text:p>0.0329906953</text:p>
          </table:table-cell>
          <table:table-cell office:value-type="float" office:value="0.0280449619379758">
            <text:p>0.0280449619</text:p>
          </table:table-cell>
          <table:table-cell office:value-type="float" office:value="1.15116545496384">
            <text:p>1.151165455</text:p>
          </table:table-cell>
          <table:table-cell office:value-type="float" office:value="1.11760067019107">
            <text:p>1.1176006702</text:p>
          </table:table-cell>
          <table:table-cell office:value-type="float" office:value="1.09969894576752">
            <text:p>1.0996989458</text:p>
          </table:table-cell>
          <table:table-cell office:value-type="float" office:value="16.772129372031">
            <text:p>16.772129372</text:p>
          </table:table-cell>
          <table:table-cell office:value-type="float" office:value="21.3550828603066">
            <text:p>21.3550828603</text:p>
          </table:table-cell>
          <table:table-cell office:value-type="float" office:value="25.0605445660884">
            <text:p>25.0605445661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423">
            <text:p>423</text:p>
          </table:table-cell>
          <table:table-cell office:value-type="float" office:value="615">
            <text:p>615</text:p>
          </table:table-cell>
          <table:table-cell office:value-type="float" office:value="10480">
            <text:p>10480</text:p>
          </table:table-cell>
          <table:table-cell office:value-type="float" office:value="17492">
            <text:p>17492</text:p>
          </table:table-cell>
          <table:table-cell office:value-type="float" office:value="25404">
            <text:p>25404</text:p>
          </table:table-cell>
          <table:table-cell office:value-type="float" office:value="583.625">
            <text:p>583.625</text:p>
          </table:table-cell>
          <table:table-cell office:value-type="float" office:value="592.5">
            <text:p>592.5</text:p>
          </table:table-cell>
          <table:table-cell office:value-type="float" office:value="789.875">
            <text:p>789.875</text:p>
          </table:table-cell>
          <table:table-cell office:value-type="float" office:value="0.0556894083969466">
            <text:p>0.0556894084</text:p>
          </table:table-cell>
          <table:table-cell office:value-type="float" office:value="0.0338726274868511">
            <text:p>0.0338726275</text:p>
          </table:table-cell>
          <table:table-cell office:value-type="float" office:value="0.0310925444811841">
            <text:p>0.0310925445</text:p>
          </table:table-cell>
          <table:table-cell office:value-type="float" office:value="1.20099149739621">
            <text:p>1.2009914974</text:p>
          </table:table-cell>
          <table:table-cell office:value-type="float" office:value="1.12080301179399">
            <text:p>1.1208030118</text:p>
          </table:table-cell>
          <table:table-cell office:value-type="float" office:value="1.11071872847588">
            <text:p>1.1107187285</text:p>
          </table:table-cell>
          <table:table-cell office:value-type="float" office:value="12.7901042475364">
            <text:p>12.7901042475</text:p>
          </table:table-cell>
          <table:table-cell office:value-type="float" office:value="20.8079920595589">
            <text:p>20.8079920596</text:p>
          </table:table-cell>
          <table:table-cell office:value-type="float" office:value="22.6378399394338">
            <text:p>22.6378399394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7">
            <text:p>307</text:p>
          </table:table-cell>
          <table:table-cell office:value-type="float" office:value="615">
            <text:p>615</text:p>
          </table:table-cell>
          <table:table-cell office:value-type="float" office:value="10552">
            <text:p>10552</text:p>
          </table:table-cell>
          <table:table-cell office:value-type="float" office:value="18230">
            <text:p>18230</text:p>
          </table:table-cell>
          <table:table-cell office:value-type="float" office:value="27103">
            <text:p>27103</text:p>
          </table:table-cell>
          <table:table-cell office:value-type="float" office:value="578.375">
            <text:p>578.375</text:p>
          </table:table-cell>
          <table:table-cell office:value-type="float" office:value="889.75">
            <text:p>889.75</text:p>
          </table:table-cell>
          <table:table-cell office:value-type="float" office:value="560.875">
            <text:p>560.875</text:p>
          </table:table-cell>
          <table:table-cell office:value-type="float" office:value="0.0548118840030326">
            <text:p>0.054811884</text:p>
          </table:table-cell>
          <table:table-cell office:value-type="float" office:value="0.0488069116840373">
            <text:p>0.0488069117</text:p>
          </table:table-cell>
          <table:table-cell office:value-type="float" office:value="0.0206942035936981">
            <text:p>0.0206942036</text:p>
          </table:table-cell>
          <table:table-cell office:value-type="float" office:value="1.19773010556142">
            <text:p>1.1977301056</text:p>
          </table:table-cell>
          <table:table-cell office:value-type="float" office:value="1.17549313556527">
            <text:p>1.1754931356</text:p>
          </table:table-cell>
          <table:table-cell office:value-type="float" office:value="1.0732690827002">
            <text:p>1.0732690827</text:p>
          </table:table-cell>
          <table:table-cell office:value-type="float" office:value="12.9894201657096">
            <text:p>12.9894201657</text:p>
          </table:table-cell>
          <table:table-cell office:value-type="float" office:value="14.5456453572613">
            <text:p>14.5456453573</text:p>
          </table:table-cell>
          <table:table-cell office:value-type="float" office:value="33.8401406838429">
            <text:p>33.8401406838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423">
            <text:p>423</text:p>
          </table:table-cell>
          <table:table-cell office:value-type="float" office:value="614">
            <text:p>614</text:p>
          </table:table-cell>
          <table:table-cell office:value-type="float" office:value="10933">
            <text:p>10933</text:p>
          </table:table-cell>
          <table:table-cell office:value-type="float" office:value="18496">
            <text:p>18496</text:p>
          </table:table-cell>
          <table:table-cell office:value-type="float" office:value="28800">
            <text:p>28800</text:p>
          </table:table-cell>
          <table:table-cell office:value-type="float" office:value="393.75">
            <text:p>393.75</text:p>
          </table:table-cell>
          <table:table-cell office:value-type="float" office:value="755.75">
            <text:p>755.75</text:p>
          </table:table-cell>
          <table:table-cell office:value-type="float" office:value="314.5">
            <text:p>314.5</text:p>
          </table:table-cell>
          <table:table-cell office:value-type="float" office:value="0.0360148175249245">
            <text:p>0.0360148175</text:p>
          </table:table-cell>
          <table:table-cell office:value-type="float" office:value="0.0408601859861592">
            <text:p>0.040860186</text:p>
          </table:table-cell>
          <table:table-cell office:value-type="float" office:value="0.0109201388888889">
            <text:p>0.0109201389</text:p>
          </table:table-cell>
          <table:table-cell office:value-type="float" office:value="1.12859411281669">
            <text:p>1.1285941128</text:p>
          </table:table-cell>
          <table:table-cell office:value-type="float" office:value="1.14628297835725">
            <text:p>1.1462829784</text:p>
          </table:table-cell>
          <table:table-cell office:value-type="float" office:value="1.03845421500048">
            <text:p>1.038454215</text:p>
          </table:table-cell>
          <table:table-cell office:value-type="float" office:value="19.59069658726">
            <text:p>19.5906965873</text:p>
          </table:table-cell>
          <table:table-cell office:value-type="float" office:value="17.3081376957453">
            <text:p>17.30813769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390">
            <text:p>390</text:p>
          </table:table-cell>
          <table:table-cell office:value-type="float" office:value="582">
            <text:p>582</text:p>
          </table:table-cell>
          <table:table-cell office:value-type="float" office:value="12040">
            <text:p>12040</text:p>
          </table:table-cell>
          <table:table-cell office:value-type="float" office:value="18275">
            <text:p>18275</text:p>
          </table:table-cell>
          <table:table-cell office:value-type="float" office:value="29172">
            <text:p>29172</text:p>
          </table:table-cell>
          <table:table-cell office:value-type="float" office:value="342.75">
            <text:p>342.75</text:p>
          </table:table-cell>
          <table:table-cell office:value-type="float" office:value="615.125">
            <text:p>615.125</text:p>
          </table:table-cell>
          <table:table-cell office:value-type="float" office:value="345.125">
            <text:p>345.125</text:p>
          </table:table-cell>
          <table:table-cell office:value-type="float" office:value="0.0284676079734219">
            <text:p>0.028467608</text:p>
          </table:table-cell>
          <table:table-cell office:value-type="float" office:value="0.0336593707250342">
            <text:p>0.0336593707</text:p>
          </table:table-cell>
          <table:table-cell office:value-type="float" office:value="0.0118306938159879">
            <text:p>0.0118306938</text:p>
          </table:table-cell>
          <table:table-cell office:value-type="float" office:value="1.10122502112628">
            <text:p>1.1012250211</text:p>
          </table:table-cell>
          <table:table-cell office:value-type="float" office:value="1.12002838588333">
            <text:p>1.1200283859</text:p>
          </table:table-cell>
          <table:table-cell office:value-type="float" office:value="1.04168176037565">
            <text:p>1.0416817604</text:p>
          </table:table-cell>
          <table:table-cell office:value-type="float" office:value="24.6935796652734">
            <text:p>24.6935796653</text:p>
          </table:table-cell>
          <table:table-cell office:value-type="float" office:value="20.937654235041">
            <text:p>20.9376542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6">
            <text:p>256</text:p>
          </table:table-cell>
          <table:table-cell office:value-type="float" office:value="566">
            <text:p>566</text:p>
          </table:table-cell>
          <table:table-cell office:value-type="float" office:value="13600">
            <text:p>13600</text:p>
          </table:table-cell>
          <table:table-cell office:value-type="float" office:value="18679">
            <text:p>18679</text:p>
          </table:table-cell>
          <table:table-cell office:value-type="float" office:value="31052">
            <text:p>31052</text:p>
          </table:table-cell>
          <table:table-cell office:value-type="float" office:value="470.875">
            <text:p>470.875</text:p>
          </table:table-cell>
          <table:table-cell office:value-type="float" office:value="674.75">
            <text:p>674.75</text:p>
          </table:table-cell>
          <table:table-cell office:value-type="float" office:value="692.75">
            <text:p>692.75</text:p>
          </table:table-cell>
          <table:table-cell office:value-type="float" office:value="0.0346231617647059">
            <text:p>0.0346231618</text:p>
          </table:table-cell>
          <table:table-cell office:value-type="float" office:value="0.0361234541463676">
            <text:p>0.0361234541</text:p>
          </table:table-cell>
          <table:table-cell office:value-type="float" office:value="0.0223093520546181">
            <text:p>0.0223093521</text:p>
          </table:table-cell>
          <table:table-cell office:value-type="float" office:value="1.12353064230442">
            <text:p>1.1235306423</text:p>
          </table:table-cell>
          <table:table-cell office:value-type="float" office:value="1.12898970123364">
            <text:p>1.1289897012</text:p>
          </table:table-cell>
          <table:table-cell office:value-type="float" office:value="1.07905823828179">
            <text:p>1.0790582383</text:p>
          </table:table-cell>
          <table:table-cell office:value-type="float" office:value="20.3643615392905">
            <text:p>20.3643615393</text:p>
          </table:table-cell>
          <table:table-cell office:value-type="float" office:value="19.5328101712228">
            <text:p>19.5328101712</text:p>
          </table:table-cell>
          <table:table-cell office:value-type="float" office:value="31.4151024471677">
            <text:p>31.4151024472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407">
            <text:p>407</text:p>
          </table:table-cell>
          <table:table-cell office:value-type="float" office:value="600">
            <text:p>600</text:p>
          </table:table-cell>
          <table:table-cell office:value-type="float" office:value="14675">
            <text:p>14675</text:p>
          </table:table-cell>
          <table:table-cell office:value-type="float" office:value="19482">
            <text:p>19482</text:p>
          </table:table-cell>
          <table:table-cell office:value-type="float" office:value="31269">
            <text:p>31269</text:p>
          </table:table-cell>
          <table:table-cell office:value-type="float" office:value="532.875">
            <text:p>532.875</text:p>
          </table:table-cell>
          <table:table-cell office:value-type="float" office:value="451.5">
            <text:p>451.5</text:p>
          </table:table-cell>
          <table:table-cell office:value-type="float" office:value="787.625">
            <text:p>787.625</text:p>
          </table:table-cell>
          <table:table-cell office:value-type="float" office:value="0.0363117546848382">
            <text:p>0.0363117547</text:p>
          </table:table-cell>
          <table:table-cell office:value-type="float" office:value="0.0231752386818602">
            <text:p>0.0231752387</text:p>
          </table:table-cell>
          <table:table-cell office:value-type="float" office:value="0.0251886852793502">
            <text:p>0.0251886853</text:p>
          </table:table-cell>
          <table:table-cell office:value-type="float" office:value="1.12967548671239">
            <text:p>1.1296754867</text:p>
          </table:table-cell>
          <table:table-cell office:value-type="float" office:value="1.08216603509491">
            <text:p>1.0821660351</text:p>
          </table:table-cell>
          <table:table-cell office:value-type="float" office:value="1.08940395941529">
            <text:p>1.0894039594</text:p>
          </table:table-cell>
          <table:table-cell office:value-type="float" office:value="19.4332956807283">
            <text:p>19.4332956807</text:p>
          </table:table-cell>
          <table:table-cell office:value-type="float" office:value="30.2542056428026">
            <text:p>30.2542056428</text:p>
          </table:table-cell>
          <table:table-cell office:value-type="float" office:value="27.8633327535849">
            <text:p>27.8633327536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626">
            <text:p>626</text:p>
          </table:table-cell>
          <table:table-cell office:value-type="float" office:value="14435">
            <text:p>14435</text:p>
          </table:table-cell>
          <table:table-cell office:value-type="float" office:value="20502">
            <text:p>20502</text:p>
          </table:table-cell>
          <table:table-cell office:value-type="float" office:value="29683">
            <text:p>29683</text:p>
          </table:table-cell>
          <table:table-cell office:value-type="float" office:value="528.125">
            <text:p>528.125</text:p>
          </table:table-cell>
          <table:table-cell office:value-type="float" office:value="336.125">
            <text:p>336.125</text:p>
          </table:table-cell>
          <table:table-cell office:value-type="float" office:value="878.875">
            <text:p>878.875</text:p>
          </table:table-cell>
          <table:table-cell office:value-type="float" office:value="0.0365864218912366">
            <text:p>0.0365864219</text:p>
          </table:table-cell>
          <table:table-cell office:value-type="float" office:value="0.0163947419763925">
            <text:p>0.016394742</text:p>
          </table:table-cell>
          <table:table-cell office:value-type="float" office:value="0.0296086985816797">
            <text:p>0.0296086986</text:p>
          </table:table-cell>
          <table:table-cell office:value-type="float" office:value="1.13067606650226">
            <text:p>1.1306760665</text:p>
          </table:table-cell>
          <table:table-cell office:value-type="float" office:value="1.05790842054374">
            <text:p>1.0579084205</text:p>
          </table:table-cell>
          <table:table-cell office:value-type="float" office:value="1.10534872809801">
            <text:p>1.1053487281</text:p>
          </table:table-cell>
          <table:table-cell office:value-type="float" office:value="19.2899741354818">
            <text:p>19.2899741355</text:p>
          </table:table-cell>
          <table:table-cell office:value-type="float" office:value="0">
            <text:p>0</text:p>
          </table:table-cell>
          <table:table-cell office:value-type="float" office:value="23.7551430624287">
            <text:p>23.7551430624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424">
            <text:p>424</text:p>
          </table:table-cell>
          <table:table-cell office:value-type="float" office:value="619">
            <text:p>619</text:p>
          </table:table-cell>
          <table:table-cell office:value-type="float" office:value="13816">
            <text:p>13816</text:p>
          </table:table-cell>
          <table:table-cell office:value-type="float" office:value="20542">
            <text:p>20542</text:p>
          </table:table-cell>
          <table:table-cell office:value-type="float" office:value="28942">
            <text:p>28942</text:p>
          </table:table-cell>
          <table:table-cell office:value-type="float" office:value="467.125">
            <text:p>467.125</text:p>
          </table:table-cell>
          <table:table-cell office:value-type="float" office:value="768.25">
            <text:p>768.25</text:p>
          </table:table-cell>
          <table:table-cell office:value-type="float" office:value="392.375">
            <text:p>392.375</text:p>
          </table:table-cell>
          <table:table-cell office:value-type="float" office:value="0.0338104371742907">
            <text:p>0.0338104372</text:p>
          </table:table-cell>
          <table:table-cell office:value-type="float" office:value="0.0373989874403661">
            <text:p>0.0373989874</text:p>
          </table:table-cell>
          <table:table-cell office:value-type="float" office:value="0.0135572869877686">
            <text:p>0.013557287</text:p>
          </table:table-cell>
          <table:table-cell office:value-type="float" office:value="1.12057709560737">
            <text:p>1.1205770956</text:p>
          </table:table-cell>
          <table:table-cell office:value-type="float" office:value="1.13363787719395">
            <text:p>1.1336378772</text:p>
          </table:table-cell>
          <table:table-cell office:value-type="float" office:value="1.04781075251691">
            <text:p>1.0478107525</text:p>
          </table:table-cell>
          <table:table-cell office:value-type="float" office:value="20.8456354398665">
            <text:p>20.8456354399</text:p>
          </table:table-cell>
          <table:table-cell office:value-type="float" office:value="18.8783016588237">
            <text:p>18.87830165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443">
            <text:p>443</text:p>
          </table:table-cell>
          <table:table-cell office:value-type="float" office:value="639">
            <text:p>639</text:p>
          </table:table-cell>
          <table:table-cell office:value-type="float" office:value="14026">
            <text:p>14026</text:p>
          </table:table-cell>
          <table:table-cell office:value-type="float" office:value="22252">
            <text:p>22252</text:p>
          </table:table-cell>
          <table:table-cell office:value-type="float" office:value="31404">
            <text:p>31404</text:p>
          </table:table-cell>
          <table:table-cell office:value-type="float" office:value="411.5">
            <text:p>411.5</text:p>
          </table:table-cell>
          <table:table-cell office:value-type="float" office:value="849.875">
            <text:p>849.875</text:p>
          </table:table-cell>
          <table:table-cell office:value-type="float" office:value="1343.625">
            <text:p>1343.625</text:p>
          </table:table-cell>
          <table:table-cell office:value-type="float" office:value="0.0293383715956082">
            <text:p>0.0293383716</text:p>
          </table:table-cell>
          <table:table-cell office:value-type="float" office:value="0.0381931961172029">
            <text:p>0.0381931961</text:p>
          </table:table-cell>
          <table:table-cell office:value-type="float" office:value="0.0427851547573558">
            <text:p>0.0427851548</text:p>
          </table:table-cell>
          <table:table-cell office:value-type="float" office:value="1.10437135107848">
            <text:p>1.1043713511</text:p>
          </table:table-cell>
          <table:table-cell office:value-type="float" office:value="1.13653527806032">
            <text:p>1.1365352781</text:p>
          </table:table-cell>
          <table:table-cell office:value-type="float" office:value="1.15333595780726">
            <text:p>1.1533359578</text:p>
          </table:table-cell>
          <table:table-cell office:value-type="float" office:value="23.9708628954352">
            <text:p>23.9708628954</text:p>
          </table:table-cell>
          <table:table-cell office:value-type="float" office:value="18.4928552110539">
            <text:p>18.4928552111</text:p>
          </table:table-cell>
          <table:table-cell office:value-type="float" office:value="16.5448005025583">
            <text:p>16.5448005026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54">
            <text:p>454</text:p>
          </table:table-cell>
          <table:table-cell office:value-type="float" office:value="651">
            <text:p>651</text:p>
          </table:table-cell>
          <table:table-cell office:value-type="float" office:value="14772">
            <text:p>14772</text:p>
          </table:table-cell>
          <table:table-cell office:value-type="float" office:value="22699">
            <text:p>22699</text:p>
          </table:table-cell>
          <table:table-cell office:value-type="float" office:value="33404">
            <text:p>33404</text:p>
          </table:table-cell>
          <table:table-cell office:value-type="float" office:value="268.5">
            <text:p>268.5</text:p>
          </table:table-cell>
          <table:table-cell office:value-type="float" office:value="460">
            <text:p>460</text:p>
          </table:table-cell>
          <table:table-cell office:value-type="float" office:value="1317.25">
            <text:p>1317.25</text:p>
          </table:table-cell>
          <table:table-cell office:value-type="float" office:value="0.0181762794476036">
            <text:p>0.0181762794</text:p>
          </table:table-cell>
          <table:table-cell office:value-type="float" office:value="0.0202652099211419">
            <text:p>0.0202652099</text:p>
          </table:table-cell>
          <table:table-cell office:value-type="float" office:value="0.0394339001317208">
            <text:p>0.0394339001</text:p>
          </table:table-cell>
          <table:table-cell office:value-type="float" office:value="1.06426451725034">
            <text:p>1.0642645173</text:p>
          </table:table-cell>
          <table:table-cell office:value-type="float" office:value="1.07173316504097">
            <text:p>1.071733165</text:p>
          </table:table-cell>
          <table:table-cell office:value-type="float" office:value="1.14106651412104">
            <text:p>1.1410665141</text:p>
          </table:table-cell>
          <table:table-cell office:value-type="float" office:value="0">
            <text:p>0</text:p>
          </table:table-cell>
          <table:table-cell office:value-type="float" office:value="34.5492144138884">
            <text:p>34.5492144139</text:p>
          </table:table-cell>
          <table:table-cell office:value-type="float" office:value="17.9217838545157">
            <text:p>17.9217838545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table:number-columns-repeated="2" office:value-type="float" office:value="417">
            <text:p>417</text:p>
          </table:table-cell>
          <table:table-cell office:value-type="float" office:value="15158">
            <text:p>15158</text:p>
          </table:table-cell>
          <table:table-cell office:value-type="float" office:value="21257">
            <text:p>21257</text:p>
          </table:table-cell>
          <table:table-cell office:value-type="float" office:value="35479">
            <text:p>35479</text:p>
          </table:table-cell>
          <table:table-cell office:value-type="float" office:value="221.125">
            <text:p>221.125</text:p>
          </table:table-cell>
          <table:table-cell office:value-type="float" office:value="547.75">
            <text:p>547.75</text:p>
          </table:table-cell>
          <table:table-cell office:value-type="float" office:value="1681.375">
            <text:p>1681.375</text:p>
          </table:table-cell>
          <table:table-cell office:value-type="float" office:value="0.0145880063332894">
            <text:p>0.0145880063</text:p>
          </table:table-cell>
          <table:table-cell office:value-type="float" office:value="0.0257679823117091">
            <text:p>0.0257679823</text:p>
          </table:table-cell>
          <table:table-cell office:value-type="float" office:value="0.0473907099974633">
            <text:p>0.04739071</text:p>
          </table:table-cell>
          <table:table-cell office:value-type="float" office:value="1.05147512962692">
            <text:p>1.0514751296</text:p>
          </table:table-cell>
          <table:table-cell office:value-type="float" office:value="1.09148935635932">
            <text:p>1.0914893564</text:p>
          </table:table-cell>
          <table:table-cell office:value-type="float" office:value="1.17026940860349">
            <text:p>1.1702694086</text:p>
          </table:table-cell>
          <table:table-cell office:value-type="float" office:value="0">
            <text:p>0</text:p>
          </table:table-cell>
          <table:table-cell office:value-type="float" office:value="27.2446560593962">
            <text:p>27.2446560594</text:p>
          </table:table-cell>
          <table:table-cell office:value-type="float" office:value="14.9701240326106">
            <text:p>14.9701240326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400">
            <text:p>400</text:p>
          </table:table-cell>
          <table:table-cell office:value-type="float" office:value="599">
            <text:p>599</text:p>
          </table:table-cell>
          <table:table-cell office:value-type="float" office:value="15573">
            <text:p>15573</text:p>
          </table:table-cell>
          <table:table-cell office:value-type="float" office:value="22804">
            <text:p>22804</text:p>
          </table:table-cell>
          <table:table-cell office:value-type="float" office:value="39220">
            <text:p>39220</text:p>
          </table:table-cell>
          <table:table-cell office:value-type="float" office:value="663.625">
            <text:p>663.625</text:p>
          </table:table-cell>
          <table:table-cell office:value-type="float" office:value="1110.875">
            <text:p>1110.875</text:p>
          </table:table-cell>
          <table:table-cell office:value-type="float" office:value="1984.125">
            <text:p>1984.125</text:p>
          </table:table-cell>
          <table:table-cell office:value-type="float" office:value="0.0426138187889296">
            <text:p>0.0426138188</text:p>
          </table:table-cell>
          <table:table-cell office:value-type="float" office:value="0.0487140413962463">
            <text:p>0.0487140414</text:p>
          </table:table-cell>
          <table:table-cell office:value-type="float" office:value="0.0505896226415094">
            <text:p>0.0505896226</text:p>
          </table:table-cell>
          <table:table-cell office:value-type="float" office:value="1.15270760336273">
            <text:p>1.1527076034</text:p>
          </table:table-cell>
          <table:table-cell office:value-type="float" office:value="1.17515033823201">
            <text:p>1.1751503382</text:p>
          </table:table-cell>
          <table:table-cell office:value-type="float" office:value="1.18207992668654">
            <text:p>1.1820799267</text:p>
          </table:table-cell>
          <table:table-cell office:value-type="float" office:value="16.6099473966939">
            <text:p>16.6099473967</text:p>
          </table:table-cell>
          <table:table-cell office:value-type="float" office:value="14.5727253655791">
            <text:p>14.5727253656</text:p>
          </table:table-cell>
          <table:table-cell office:value-type="float" office:value="14.0450938904041">
            <text:p>14.0450938904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float" office:value="435">
            <text:p>435</text:p>
          </table:table-cell>
          <table:table-cell office:value-type="float" office:value="637">
            <text:p>637</text:p>
          </table:table-cell>
          <table:table-cell office:value-type="float" office:value="16945">
            <text:p>16945</text:p>
          </table:table-cell>
          <table:table-cell office:value-type="float" office:value="24154">
            <text:p>24154</text:p>
          </table:table-cell>
          <table:table-cell office:value-type="float" office:value="41786">
            <text:p>41786</text:p>
          </table:table-cell>
          <table:table-cell office:value-type="float" office:value="332.75">
            <text:p>332.75</text:p>
          </table:table-cell>
          <table:table-cell office:value-type="float" office:value="1080.5">
            <text:p>1080.5</text:p>
          </table:table-cell>
          <table:table-cell office:value-type="float" office:value="1902.875">
            <text:p>1902.875</text:p>
          </table:table-cell>
          <table:table-cell office:value-type="float" office:value="0.0196370610799646">
            <text:p>0.0196370611</text:p>
          </table:table-cell>
          <table:table-cell office:value-type="float" office:value="0.0447337915045127">
            <text:p>0.0447337915</text:p>
          </table:table-cell>
          <table:table-cell office:value-type="float" office:value="0.0455385775139999">
            <text:p>0.0455385775</text:p>
          </table:table-cell>
          <table:table-cell office:value-type="float" office:value="1.06948551754888">
            <text:p>1.0694855175</text:p>
          </table:table-cell>
          <table:table-cell office:value-type="float" office:value="1.16049044998644">
            <text:p>1.16049045</text:p>
          </table:table-cell>
          <table:table-cell office:value-type="float" office:value="1.16344959490132">
            <text:p>1.1634495949</text:p>
          </table:table-cell>
          <table:table-cell office:value-type="float" office:value="0">
            <text:p>0</text:p>
          </table:table-cell>
          <table:table-cell office:value-type="float" office:value="15.8389806242101">
            <text:p>15.8389806242</text:p>
          </table:table-cell>
          <table:table-cell office:value-type="float" office:value="15.5651000446035">
            <text:p>15.5651000446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 office:value-type="float" office:value="650">
            <text:p>650</text:p>
          </table:table-cell>
          <table:table-cell office:value-type="float" office:value="16835">
            <text:p>16835</text:p>
          </table:table-cell>
          <table:table-cell office:value-type="float" office:value="23980">
            <text:p>23980</text:p>
          </table:table-cell>
          <table:table-cell office:value-type="float" office:value="41807">
            <text:p>41807</text:p>
          </table:table-cell>
          <table:table-cell office:value-type="float" office:value="373.5">
            <text:p>373.5</text:p>
          </table:table-cell>
          <table:table-cell office:value-type="float" office:value="1232.125">
            <text:p>1232.125</text:p>
          </table:table-cell>
          <table:table-cell office:value-type="float" office:value="2107.625">
            <text:p>2107.625</text:p>
          </table:table-cell>
          <table:table-cell office:value-type="float" office:value="0.0221859221859222">
            <text:p>0.0221859222</text:p>
          </table:table-cell>
          <table:table-cell office:value-type="float" office:value="0.0513813594662219">
            <text:p>0.0513813595</text:p>
          </table:table-cell>
          <table:table-cell office:value-type="float" office:value="0.0504132083143971">
            <text:p>0.0504132083</text:p>
          </table:table-cell>
          <table:table-cell office:value-type="float" office:value="1.07861546933148">
            <text:p>1.0786154693</text:p>
          </table:table-cell>
          <table:table-cell office:value-type="float" office:value="1.18500924456895">
            <text:p>1.1850092446</text:p>
          </table:table-cell>
          <table:table-cell office:value-type="float" office:value="1.18142755258259">
            <text:p>1.1814275526</text:p>
          </table:table-cell>
          <table:table-cell office:value-type="float" office:value="31.5879641584137">
            <text:p>31.5879641584</text:p>
          </table:table-cell>
          <table:table-cell office:value-type="float" office:value="13.8339255701035">
            <text:p>13.8339255701</text:p>
          </table:table-cell>
          <table:table-cell office:value-type="float" office:value="14.0930497170238">
            <text:p>14.093049717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office:value-type="float" office:value="322">
            <text:p>32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16130">
            <text:p>16130</text:p>
          </table:table-cell>
          <table:table-cell office:value-type="float" office:value="25500">
            <text:p>25500</text:p>
          </table:table-cell>
          <table:table-cell office:value-type="float" office:value="43274">
            <text:p>43274</text:p>
          </table:table-cell>
          <table:table-cell office:value-type="float" office:value="454.625">
            <text:p>454.625</text:p>
          </table:table-cell>
          <table:table-cell office:value-type="float" office:value="1235">
            <text:p>1235</text:p>
          </table:table-cell>
          <table:table-cell office:value-type="float" office:value="2162.25">
            <text:p>2162.25</text:p>
          </table:table-cell>
          <table:table-cell office:value-type="float" office:value="0.0281850588964662">
            <text:p>0.0281850589</text:p>
          </table:table-cell>
          <table:table-cell office:value-type="float" office:value="0.0484313725490196">
            <text:p>0.0484313725</text:p>
          </table:table-cell>
          <table:table-cell office:value-type="float" office:value="0.0499664925821509">
            <text:p>0.0499664926</text:p>
          </table:table-cell>
          <table:table-cell office:value-type="float" office:value="1.10020472532583">
            <text:p>1.1002047253</text:p>
          </table:table-cell>
          <table:table-cell office:value-type="float" office:value="1.17410717570165">
            <text:p>1.1741071757</text:p>
          </table:table-cell>
          <table:table-cell office:value-type="float" office:value="1.17977615878421">
            <text:p>1.1797761588</text:p>
          </table:table-cell>
          <table:table-cell office:value-type="float" office:value="24.9376852228748">
            <text:p>24.9376852229</text:p>
          </table:table-cell>
          <table:table-cell office:value-type="float" office:value="14.6557876525046">
            <text:p>14.6557876525</text:p>
          </table:table-cell>
          <table:table-cell office:value-type="float" office:value="14.2159973848906">
            <text:p>14.2159973849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465">
            <text:p>465</text:p>
          </table:table-cell>
          <table:table-cell office:value-type="float" office:value="673">
            <text:p>673</text:p>
          </table:table-cell>
          <table:table-cell office:value-type="float" office:value="15259">
            <text:p>15259</text:p>
          </table:table-cell>
          <table:table-cell office:value-type="float" office:value="26666">
            <text:p>26666</text:p>
          </table:table-cell>
          <table:table-cell office:value-type="float" office:value="44725">
            <text:p>44725</text:p>
          </table:table-cell>
          <table:table-cell office:value-type="float" office:value="614.625">
            <text:p>614.625</text:p>
          </table:table-cell>
          <table:table-cell office:value-type="float" office:value="926.75">
            <text:p>926.75</text:p>
          </table:table-cell>
          <table:table-cell office:value-type="float" office:value="1570">
            <text:p>1570</text:p>
          </table:table-cell>
          <table:table-cell office:value-type="float" office:value="0.0402795071760928">
            <text:p>0.0402795072</text:p>
          </table:table-cell>
          <table:table-cell office:value-type="float" office:value="0.0347539938498462">
            <text:p>0.0347539938</text:p>
          </table:table-cell>
          <table:table-cell office:value-type="float" office:value="0.035103409726104">
            <text:p>0.0351034097</text:p>
          </table:table-cell>
          <table:table-cell office:value-type="float" office:value="1.14415825496509">
            <text:p>1.144158255</text:p>
          </table:table-cell>
          <table:table-cell office:value-type="float" office:value="1.12400634504795">
            <text:p>1.124006345</text:p>
          </table:table-cell>
          <table:table-cell office:value-type="float" office:value="1.12527714281519">
            <text:p>1.1252771428</text:p>
          </table:table-cell>
          <table:table-cell office:value-type="float" office:value="17.5527251550512">
            <text:p>17.5527251551</text:p>
          </table:table-cell>
          <table:table-cell office:value-type="float" office:value="20.2889894830592">
            <text:p>20.2889894831</text:p>
          </table:table-cell>
          <table:table-cell office:value-type="float" office:value="20.0904455001565">
            <text:p>20.090445500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473">
            <text:p>473</text:p>
          </table:table-cell>
          <table:table-cell office:value-type="float" office:value="682">
            <text:p>682</text:p>
          </table:table-cell>
          <table:table-cell office:value-type="float" office:value="16688">
            <text:p>16688</text:p>
          </table:table-cell>
          <table:table-cell office:value-type="float" office:value="28527">
            <text:p>28527</text:p>
          </table:table-cell>
          <table:table-cell office:value-type="float" office:value="46627">
            <text:p>46627</text:p>
          </table:table-cell>
          <table:table-cell office:value-type="float" office:value="631.875">
            <text:p>631.875</text:p>
          </table:table-cell>
          <table:table-cell office:value-type="float" office:value="1315">
            <text:p>1315</text:p>
          </table:table-cell>
          <table:table-cell office:value-type="float" office:value="1032.875">
            <text:p>1032.875</text:p>
          </table:table-cell>
          <table:table-cell office:value-type="float" office:value="0.0378640340364334">
            <text:p>0.037864034</text:p>
          </table:table-cell>
          <table:table-cell office:value-type="float" office:value="0.0460966803379255">
            <text:p>0.0460966803</text:p>
          </table:table-cell>
          <table:table-cell office:value-type="float" office:value="0.0221518647993652">
            <text:p>0.0221518648</text:p>
          </table:table-cell>
          <table:table-cell office:value-type="float" office:value="1.1353341418716">
            <text:p>1.1353341419</text:p>
          </table:table-cell>
          <table:table-cell office:value-type="float" office:value="1.16550319290157">
            <text:p>1.1655031929</text:p>
          </table:table-cell>
          <table:table-cell office:value-type="float" office:value="1.07849330882139">
            <text:p>1.0784933088</text:p>
          </table:table-cell>
          <table:table-cell office:value-type="float" office:value="18.6506427815646">
            <text:p>18.6506427816</text:p>
          </table:table-cell>
          <table:table-cell office:value-type="float" office:value="15.3807839753944">
            <text:p>15.3807839754</text:p>
          </table:table-cell>
          <table:table-cell office:value-type="float" office:value="31.6360001104159">
            <text:p>31.6360001104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475">
            <text:p>475</text:p>
          </table:table-cell>
          <table:table-cell office:value-type="float" office:value="687">
            <text:p>687</text:p>
          </table:table-cell>
          <table:table-cell office:value-type="float" office:value="17803">
            <text:p>17803</text:p>
          </table:table-cell>
          <table:table-cell office:value-type="float" office:value="29463">
            <text:p>29463</text:p>
          </table:table-cell>
          <table:table-cell office:value-type="float" office:value="50265">
            <text:p>50265</text:p>
          </table:table-cell>
          <table:table-cell office:value-type="float" office:value="583.75">
            <text:p>583.75</text:p>
          </table:table-cell>
          <table:table-cell office:value-type="float" office:value="1481.5">
            <text:p>1481.5</text:p>
          </table:table-cell>
          <table:table-cell office:value-type="float" office:value="122.125">
            <text:p>122.125</text:p>
          </table:table-cell>
          <table:table-cell office:value-type="float" office:value="0.0327894175139022">
            <text:p>0.0327894175</text:p>
          </table:table-cell>
          <table:table-cell office:value-type="float" office:value="0.0502834063062146">
            <text:p>0.0502834063</text:p>
          </table:table-cell>
          <table:table-cell office:value-type="float" office:value="0.00242962299811002">
            <text:p>0.002429623</text:p>
          </table:table-cell>
          <table:table-cell office:value-type="float" office:value="1.11687024726442">
            <text:p>1.1168702473</text:p>
          </table:table-cell>
          <table:table-cell office:value-type="float" office:value="1.18094762713327">
            <text:p>1.1809476271</text:p>
          </table:table-cell>
          <table:table-cell office:value-type="float" office:value="1.00851525050649">
            <text:p>1.0085152505</text:p>
          </table:table-cell>
          <table:table-cell office:value-type="float" office:value="21.4840663468636">
            <text:p>21.4840663469</text:p>
          </table:table-cell>
          <table:table-cell office:value-type="float" office:value="14.1285494569492">
            <text:p>14.12854945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3">
            <text:p>343</text:p>
          </table:table-cell>
          <table:table-cell office:value-type="float" office:value="691">
            <text:p>691</text:p>
          </table:table-cell>
          <table:table-cell office:value-type="float" office:value="18663">
            <text:p>18663</text:p>
          </table:table-cell>
          <table:table-cell office:value-type="float" office:value="30993">
            <text:p>30993</text:p>
          </table:table-cell>
          <table:table-cell office:value-type="float" office:value="52725">
            <text:p>52725</text:p>
          </table:table-cell>
          <table:table-cell office:value-type="float" office:value="778.125">
            <text:p>778.125</text:p>
          </table:table-cell>
          <table:table-cell office:value-type="float" office:value="1294">
            <text:p>1294</text:p>
          </table:table-cell>
          <table:table-cell office:value-type="float" office:value="-1044.375">
            <text:p>-1044.375</text:p>
          </table:table-cell>
          <table:table-cell office:value-type="float" office:value="0.0416934576434657">
            <text:p>0.0416934576</text:p>
          </table:table-cell>
          <table:table-cell office:value-type="float" office:value="0.0417513632110477">
            <text:p>0.0417513632</text:p>
          </table:table-cell>
          <table:table-cell office:value-type="float" office:value="-0.0198079658605974">
            <text:p>-0.0198079659</text:p>
          </table:table-cell>
          <table:table-cell office:value-type="float" office:value="1.14933425679625">
            <text:p>1.1493342568</text:p>
          </table:table-cell>
          <table:table-cell office:value-type="float" office:value="1.14954639684543">
            <text:p>1.1495463968</text:p>
          </table:table-cell>
          <table:table-cell office:value-type="float" office:value="0.931441136290517">
            <text:p>0.9314411363</text:p>
          </table:table-cell>
          <table:table-cell office:value-type="float" office:value="16.9690570341865">
            <text:p>16.9690570342</text:p>
          </table:table-cell>
          <table:table-cell office:value-type="float" office:value="16.9459965894462">
            <text:p>16.9459965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526">
            <text:p>526</text:p>
          </table:table-cell>
          <table:table-cell office:value-type="float" office:value="743">
            <text:p>743</text:p>
          </table:table-cell>
          <table:table-cell office:value-type="float" office:value="20740">
            <text:p>20740</text:p>
          </table:table-cell>
          <table:table-cell office:value-type="float" office:value="31444">
            <text:p>31444</text:p>
          </table:table-cell>
          <table:table-cell office:value-type="float" office:value="51780">
            <text:p>51780</text:p>
          </table:table-cell>
          <table:table-cell office:value-type="float" office:value="1015.875">
            <text:p>1015.875</text:p>
          </table:table-cell>
          <table:table-cell office:value-type="float" office:value="1110.5">
            <text:p>1110.5</text:p>
          </table:table-cell>
          <table:table-cell office:value-type="float" office:value="-1233.125">
            <text:p>-1233.125</text:p>
          </table:table-cell>
          <table:table-cell office:value-type="float" office:value="0.0489814368370299">
            <text:p>0.0489814368</text:p>
          </table:table-cell>
          <table:table-cell office:value-type="float" office:value="0.0353167535936904">
            <text:p>0.0353167536</text:p>
          </table:table-cell>
          <table:table-cell office:value-type="float" office:value="-0.023814696794129">
            <text:p>-0.0238146968</text:p>
          </table:table-cell>
          <table:table-cell office:value-type="float" office:value="1.17613742399266">
            <text:p>1.176137424</text:p>
          </table:table-cell>
          <table:table-cell office:value-type="float" office:value="1.12605329282334">
            <text:p>1.1260532928</text:p>
          </table:table-cell>
          <table:table-cell office:value-type="float" office:value="0.917760155196005">
            <text:p>0.9177601552</text:p>
          </table:table-cell>
          <table:table-cell office:value-type="float" office:value="14.4950334027264">
            <text:p>14.4950334027</text:p>
          </table:table-cell>
          <table:table-cell office:value-type="float" office:value="19.9711514226072">
            <text:p>19.9711514226</text:p>
          </table:table-cell>
          <table:table-cell office:value-type="float" office:value="-28.7578920769636">
            <text:p>-28.757892077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office:value-type="float" office:value="548">
            <text:p>548</text:p>
          </table:table-cell>
          <table:table-cell office:value-type="float" office:value="770">
            <text:p>770</text:p>
          </table:table-cell>
          <table:table-cell office:value-type="float" office:value="22000">
            <text:p>22000</text:p>
          </table:table-cell>
          <table:table-cell office:value-type="float" office:value="32974">
            <text:p>32974</text:p>
          </table:table-cell>
          <table:table-cell office:value-type="float" office:value="50049">
            <text:p>50049</text:p>
          </table:table-cell>
          <table:table-cell office:value-type="float" office:value="943">
            <text:p>943</text:p>
          </table:table-cell>
          <table:table-cell office:value-type="float" office:value="705">
            <text:p>705</text:p>
          </table:table-cell>
          <table:table-cell office:value-type="float" office:value="-1185.875">
            <text:p>-1185.875</text:p>
          </table:table-cell>
          <table:table-cell office:value-type="float" office:value="0.0428636363636364">
            <text:p>0.0428636364</text:p>
          </table:table-cell>
          <table:table-cell office:value-type="float" office:value="0.021380481591557">
            <text:p>0.0213804816</text:p>
          </table:table-cell>
          <table:table-cell office:value-type="float" office:value="-0.0236942796059861">
            <text:p>-0.0236942796</text:p>
          </table:table-cell>
          <table:table-cell office:value-type="float" office:value="1.15362381826446">
            <text:p>1.1536238183</text:p>
          </table:table-cell>
          <table:table-cell office:value-type="float" office:value="1.0757276505569">
            <text:p>1.0757276506</text:p>
          </table:table-cell>
          <table:table-cell office:value-type="float" office:value="0.9181704023957">
            <text:p>0.9181704024</text:p>
          </table:table-cell>
          <table:table-cell office:value-type="float" office:value="16.515133418561">
            <text:p>16.5151334186</text:p>
          </table:table-cell>
          <table:table-cell office:value-type="float" office:value="32.7649759318258">
            <text:p>32.7649759318</text:p>
          </table:table-cell>
          <table:table-cell office:value-type="float" office:value="-28.9058186835653">
            <text:p>-28.9058186836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508">
            <text:p>508</text:p>
          </table:table-cell>
          <table:table-cell office:value-type="float" office:value="735">
            <text:p>735</text:p>
          </table:table-cell>
          <table:table-cell office:value-type="float" office:value="21505">
            <text:p>21505</text:p>
          </table:table-cell>
          <table:table-cell office:value-type="float" office:value="30859">
            <text:p>30859</text:p>
          </table:table-cell>
          <table:table-cell office:value-type="float" office:value="49290">
            <text:p>49290</text:p>
          </table:table-cell>
          <table:table-cell office:value-type="float" office:value="966.75">
            <text:p>966.75</text:p>
          </table:table-cell>
          <table:table-cell office:value-type="float" office:value="-1334.75">
            <text:p>-1334.75</text:p>
          </table:table-cell>
          <table:table-cell office:value-type="float" office:value="122.625">
            <text:p>122.625</text:p>
          </table:table-cell>
          <table:table-cell office:value-type="float" office:value="0.0449546617065799">
            <text:p>0.0449546617</text:p>
          </table:table-cell>
          <table:table-cell office:value-type="float" office:value="-0.043253183836158">
            <text:p>-0.0432531838</text:p>
          </table:table-cell>
          <table:table-cell office:value-type="float" office:value="0.00248782714546561">
            <text:p>0.0024878271</text:p>
          </table:table-cell>
          <table:table-cell office:value-type="float" office:value="1.16130232232697">
            <text:p>1.1613023223</text:p>
          </table:table-cell>
          <table:table-cell office:value-type="float" office:value="0.852280698880897">
            <text:p>0.8522806989</text:p>
          </table:table-cell>
          <table:table-cell office:value-type="float" office:value="1.00871952600558">
            <text:p>1.008719526</text:p>
          </table:table-cell>
          <table:table-cell office:value-type="float" office:value="15.7628390606623">
            <text:p>15.7628390607</text:p>
          </table:table-cell>
          <table:table-cell office:value-type="float" office:value="-15.6762171536867">
            <text:p>-15.67621715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4">
            <text:p>444</text:p>
          </table:table-cell>
          <table:table-cell office:value-type="float" office:value="819">
            <text:p>819</text:p>
          </table:table-cell>
          <table:table-cell office:value-type="float" office:value="19277">
            <text:p>19277</text:p>
          </table:table-cell>
          <table:table-cell office:value-type="float" office:value="30174">
            <text:p>30174</text:p>
          </table:table-cell>
          <table:table-cell office:value-type="float" office:value="51437">
            <text:p>51437</text:p>
          </table:table-cell>
          <table:table-cell office:value-type="float" office:value="-1437.25">
            <text:p>-1437.25</text:p>
          </table:table-cell>
          <table:table-cell office:value-type="float" office:value="-601.25">
            <text:p>-601.25</text:p>
          </table:table-cell>
          <table:table-cell office:value-type="float" office:value="-1006.5">
            <text:p>-1006.5</text:p>
          </table:table-cell>
          <table:table-cell office:value-type="float" office:value="-0.0745577631374176">
            <text:p>-0.0745577631</text:p>
          </table:table-cell>
          <table:table-cell office:value-type="float" office:value="-0.0199260953138464">
            <text:p>-0.0199260953</text:p>
          </table:table-cell>
          <table:table-cell office:value-type="float" office:value="-0.0195676264167817">
            <text:p>-0.0195676264</text:p>
          </table:table-cell>
          <table:table-cell office:value-type="float" office:value="0.749943194705387">
            <text:p>0.7499431947</text:p>
          </table:table-cell>
          <table:table-cell office:value-type="float" office:value="0.931036882979473">
            <text:p>0.931036883</text:p>
          </table:table-cell>
          <table:table-cell office:value-type="float" office:value="0.932263775868294">
            <text:p>0.9322637759</text:p>
          </table:table-cell>
          <table:table-cell office:value-type="float" office:value="-8.94573202788009">
            <text:p>-8.94573202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70">
            <text:p>470</text:p>
          </table:table-cell>
          <table:table-cell office:value-type="float" office:value="855">
            <text:p>855</text:p>
          </table:table-cell>
          <table:table-cell office:value-type="float" office:value="17856">
            <text:p>17856</text:p>
          </table:table-cell>
          <table:table-cell office:value-type="float" office:value="30222">
            <text:p>30222</text:p>
          </table:table-cell>
          <table:table-cell office:value-type="float" office:value="50200">
            <text:p>50200</text:p>
          </table:table-cell>
          <table:table-cell office:value-type="float" office:value="-972.75">
            <text:p>-972.75</text:p>
          </table:table-cell>
          <table:table-cell office:value-type="float" office:value="1014.5">
            <text:p>1014.5</text:p>
          </table:table-cell>
          <table:table-cell office:value-type="float" office:value="-1410.625">
            <text:p>-1410.625</text:p>
          </table:table-cell>
          <table:table-cell office:value-type="float" office:value="-0.0544774865591398">
            <text:p>-0.0544774866</text:p>
          </table:table-cell>
          <table:table-cell office:value-type="float" office:value="0.0335682615313348">
            <text:p>0.0335682615</text:p>
          </table:table-cell>
          <table:table-cell office:value-type="float" office:value="-0.0281000996015936">
            <text:p>-0.0281000996</text:p>
          </table:table-cell>
          <table:table-cell office:value-type="float" office:value="0.815145678264941">
            <text:p>0.8151456783</text:p>
          </table:table-cell>
          <table:table-cell office:value-type="float" office:value="1.11969749859685">
            <text:p>1.1196974986</text:p>
          </table:table-cell>
          <table:table-cell office:value-type="float" office:value="0.903197297965757">
            <text:p>0.903197298</text:p>
          </table:table-cell>
          <table:table-cell office:value-type="float" office:value="-12.3737437484646">
            <text:p>-12.3737437485</text:p>
          </table:table-cell>
          <table:table-cell office:value-type="float" office:value="20.9935517344318">
            <text:p>20.9935517344</text:p>
          </table:table-cell>
          <table:table-cell office:value-type="float" office:value="-24.3188520822827">
            <text:p>-24.3188520823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75">
            <text:p>475</text:p>
          </table:table-cell>
          <table:table-cell office:value-type="float" office:value="626">
            <text:p>626</text:p>
          </table:table-cell>
          <table:table-cell office:value-type="float" office:value="872">
            <text:p>872</text:p>
          </table:table-cell>
          <table:table-cell office:value-type="float" office:value="16896">
            <text:p>16896</text:p>
          </table:table-cell>
          <table:table-cell office:value-type="float" office:value="30719">
            <text:p>30719</text:p>
          </table:table-cell>
          <table:table-cell office:value-type="float" office:value="48005">
            <text:p>48005</text:p>
          </table:table-cell>
          <table:table-cell office:value-type="float" office:value="-751.25">
            <text:p>-751.25</text:p>
          </table:table-cell>
          <table:table-cell office:value-type="float" office:value="638.25">
            <text:p>638.25</text:p>
          </table:table-cell>
          <table:table-cell office:value-type="float" office:value="-1661">
            <text:p>-1661</text:p>
          </table:table-cell>
          <table:table-cell office:value-type="float" office:value="-0.0444631865530303">
            <text:p>-0.0444631866</text:p>
          </table:table-cell>
          <table:table-cell office:value-type="float" office:value="0.0207770435235522">
            <text:p>0.0207770435</text:p>
          </table:table-cell>
          <table:table-cell office:value-type="float" office:value="-0.0346005624414124">
            <text:p>-0.0346005624</text:p>
          </table:table-cell>
          <table:table-cell office:value-type="float" office:value="0.848253717982955">
            <text:p>0.848253718</text:p>
          </table:table-cell>
          <table:table-cell office:value-type="float" office:value="1.07356575598609">
            <text:p>1.073565756</text:p>
          </table:table-cell>
          <table:table-cell office:value-type="float" office:value="0.88124454134073">
            <text:p>0.8812445413</text:p>
          </table:table-cell>
          <table:table-cell office:value-type="float" office:value="-15.2400369785924">
            <text:p>-15.2400369786</text:p>
          </table:table-cell>
          <table:table-cell office:value-type="float" office:value="33.7065894327596">
            <text:p>33.7065894328</text:p>
          </table:table-cell>
          <table:table-cell office:value-type="float" office:value="-19.6842223127739">
            <text:p>-19.6842223128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 office:value-type="float" office:value="913">
            <text:p>913</text:p>
          </table:table-cell>
          <table:table-cell office:value-type="float" office:value="15048">
            <text:p>15048</text:p>
          </table:table-cell>
          <table:table-cell office:value-type="float" office:value="29085">
            <text:p>29085</text:p>
          </table:table-cell>
          <table:table-cell office:value-type="float" office:value="47320">
            <text:p>47320</text:p>
          </table:table-cell>
          <table:table-cell office:value-type="float" office:value="-243">
            <text:p>-243</text:p>
          </table:table-cell>
          <table:table-cell office:value-type="float" office:value="-420.75">
            <text:p>-420.75</text:p>
          </table:table-cell>
          <table:table-cell office:value-type="float" office:value="90.375">
            <text:p>90.375</text:p>
          </table:table-cell>
          <table:table-cell office:value-type="float" office:value="-0.0161483253588517">
            <text:p>-0.0161483254</text:p>
          </table:table-cell>
          <table:table-cell office:value-type="float" office:value="-0.0144662197008767">
            <text:p>-0.0144662197</text:p>
          </table:table-cell>
          <table:table-cell office:value-type="float" office:value="0.00190986897717667">
            <text:p>0.001909869</text:p>
          </table:table-cell>
          <table:table-cell office:value-type="float" office:value="0.943991967331334">
            <text:p>0.9439919673</text:p>
          </table:table-cell>
          <table:table-cell office:value-type="float" office:value="0.949778403211302">
            <text:p>0.9497784032</text:p>
          </table:table-cell>
          <table:table-cell office:value-type="float" office:value="1.00669169071516">
            <text:p>1.00669169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95">
            <text:p>595</text:p>
          </table:table-cell>
          <table:table-cell office:value-type="float" office:value="757">
            <text:p>757</text:p>
          </table:table-cell>
          <table:table-cell office:value-type="float" office:value="1021">
            <text:p>1021</text:p>
          </table:table-cell>
          <table:table-cell office:value-type="float" office:value="17688">
            <text:p>17688</text:p>
          </table:table-cell>
          <table:table-cell office:value-type="float" office:value="28652">
            <text:p>28652</text:p>
          </table:table-cell>
          <table:table-cell office:value-type="float" office:value="49466">
            <text:p>49466</text:p>
          </table:table-cell>
          <table:table-cell office:value-type="float" office:value="371.375">
            <text:p>371.375</text:p>
          </table:table-cell>
          <table:table-cell office:value-type="float" office:value="-538.875">
            <text:p>-538.875</text:p>
          </table:table-cell>
          <table:table-cell office:value-type="float" office:value="-1015">
            <text:p>-1015</text:p>
          </table:table-cell>
          <table:table-cell office:value-type="float" office:value="0.0209958729081863">
            <text:p>0.0209958729</text:p>
          </table:table-cell>
          <table:table-cell office:value-type="float" office:value="-0.0188075876029597">
            <text:p>-0.0188075876</text:p>
          </table:table-cell>
          <table:table-cell office:value-type="float" office:value="-0.0205191444628634">
            <text:p>-0.0205191445</text:p>
          </table:table-cell>
          <table:table-cell office:value-type="float" office:value="1.07434957546984">
            <text:p>1.0743495755</text:p>
          </table:table-cell>
          <table:table-cell office:value-type="float" office:value="0.934866745078469">
            <text:p>0.9348667451</text:p>
          </table:table-cell>
          <table:table-cell office:value-type="float" office:value="0.929008223547374">
            <text:p>0.9290082235</text:p>
          </table:table-cell>
          <table:table-cell office:value-type="float" office:value="33.3588700664309">
            <text:p>33.3588700664</text:p>
          </table:table-cell>
          <table:table-cell office:value-type="float" office:value="0">
            <text:p>0</text:p>
          </table:table-cell>
          <table:table-cell office:value-type="float" office:value="-33.4327396291163">
            <text:p>-33.4327396291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85">
            <text:p>585</text:p>
          </table:table-cell>
          <table:table-cell table:number-columns-repeated="2" office:value-type="float" office:value="1031">
            <text:p>1031</text:p>
          </table:table-cell>
          <table:table-cell office:value-type="float" office:value="17856">
            <text:p>17856</text:p>
          </table:table-cell>
          <table:table-cell office:value-type="float" office:value="28695">
            <text:p>28695</text:p>
          </table:table-cell>
          <table:table-cell office:value-type="float" office:value="49190">
            <text:p>49190</text:p>
          </table:table-cell>
          <table:table-cell office:value-type="float" office:value="-972.75">
            <text:p>-972.75</text:p>
          </table:table-cell>
          <table:table-cell office:value-type="float" office:value="-834.5">
            <text:p>-834.5</text:p>
          </table:table-cell>
          <table:table-cell office:value-type="float" office:value="-1692.25">
            <text:p>-1692.25</text:p>
          </table:table-cell>
          <table:table-cell office:value-type="float" office:value="-0.0544774865591398">
            <text:p>-0.0544774866</text:p>
          </table:table-cell>
          <table:table-cell office:value-type="float" office:value="-0.0290817215542778">
            <text:p>-0.0290817216</text:p>
          </table:table-cell>
          <table:table-cell office:value-type="float" office:value="-0.0344023175442163">
            <text:p>-0.0344023175</text:p>
          </table:table-cell>
          <table:table-cell office:value-type="float" office:value="0.815145678264941">
            <text:p>0.8151456783</text:p>
          </table:table-cell>
          <table:table-cell office:value-type="float" office:value="0.899871637756007">
            <text:p>0.8998716378</text:p>
          </table:table-cell>
          <table:table-cell office:value-type="float" office:value="0.881911586721973">
            <text:p>0.8819115867</text:p>
          </table:table-cell>
          <table:table-cell office:value-type="float" office:value="-12.3737437484646">
            <text:p>-12.3737437485</text:p>
          </table:table-cell>
          <table:table-cell office:value-type="float" office:value="-23.4861834670212">
            <text:p>-23.486183467</text:p>
          </table:table-cell>
          <table:table-cell office:value-type="float" office:value="-19.7996742525254">
            <text:p>-19.7996742525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082">
            <text:p>1082</text:p>
          </table:table-cell>
          <table:table-cell office:value-type="float" office:value="16896">
            <text:p>16896</text:p>
          </table:table-cell>
          <table:table-cell office:value-type="float" office:value="27523">
            <text:p>27523</text:p>
          </table:table-cell>
          <table:table-cell office:value-type="float" office:value="46106">
            <text:p>46106</text:p>
          </table:table-cell>
          <table:table-cell office:value-type="float" office:value="-751.25">
            <text:p>-751.25</text:p>
          </table:table-cell>
          <table:table-cell office:value-type="float" office:value="-1224.5">
            <text:p>-1224.5</text:p>
          </table:table-cell>
          <table:table-cell office:value-type="float" office:value="-2040.875">
            <text:p>-2040.875</text:p>
          </table:table-cell>
          <table:table-cell office:value-type="float" office:value="-0.0444631865530303">
            <text:p>-0.0444631866</text:p>
          </table:table-cell>
          <table:table-cell office:value-type="float" office:value="-0.04449006285652">
            <text:p>-0.0444900629</text:p>
          </table:table-cell>
          <table:table-cell office:value-type="float" office:value="-0.0442648462239188">
            <text:p>-0.0442648462</text:p>
          </table:table-cell>
          <table:table-cell office:value-type="float" office:value="0.848253717982955">
            <text:p>0.848253718</text:p>
          </table:table-cell>
          <table:table-cell office:value-type="float" office:value="0.848164336760415">
            <text:p>0.8481643368</text:p>
          </table:table-cell>
          <table:table-cell office:value-type="float" office:value="0.84891341637429">
            <text:p>0.8489134164</text:p>
          </table:table-cell>
          <table:table-cell office:value-type="float" office:value="-15.2400369785924">
            <text:p>-15.2400369786</text:p>
          </table:table-cell>
          <table:table-cell office:value-type="float" office:value="-15.2306179458922">
            <text:p>-15.2306179459</text:p>
          </table:table-cell>
          <table:table-cell office:value-type="float" office:value="-15.309900660409">
            <text:p>-15.3099006604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13">
            <text:p>613</text:p>
          </table:table-cell>
          <table:table-cell office:value-type="float" office:value="1102">
            <text:p>1102</text:p>
          </table:table-cell>
          <table:table-cell office:value-type="float" office:value="15048">
            <text:p>15048</text:p>
          </table:table-cell>
          <table:table-cell office:value-type="float" office:value="26793">
            <text:p>26793</text:p>
          </table:table-cell>
          <table:table-cell office:value-type="float" office:value="41100">
            <text:p>41100</text:p>
          </table:table-cell>
          <table:table-cell office:value-type="float" office:value="-243">
            <text:p>-243</text:p>
          </table:table-cell>
          <table:table-cell office:value-type="float" office:value="307.125">
            <text:p>307.125</text:p>
          </table:table-cell>
          <table:table-cell office:value-type="float" office:value="1023.75">
            <text:p>1023.75</text:p>
          </table:table-cell>
          <table:table-cell office:value-type="float" office:value="-0.0161483253588517">
            <text:p>-0.0161483254</text:p>
          </table:table-cell>
          <table:table-cell office:value-type="float" office:value="0.0114628820960699">
            <text:p>0.0114628821</text:p>
          </table:table-cell>
          <table:table-cell office:value-type="float" office:value="0.0249087591240876">
            <text:p>0.0249087591</text:p>
          </table:table-cell>
          <table:table-cell office:value-type="float" office:value="0.943991967331334">
            <text:p>0.9439919673</text:p>
          </table:table-cell>
          <table:table-cell office:value-type="float" office:value="1.0403776267615">
            <text:p>1.0403776268</text:p>
          </table:table-cell>
          <table:table-cell office:value-type="float" office:value="1.08839673164527">
            <text:p>1.0883967316</text:p>
          </table:table-cell>
          <table:table-cell table:number-columns-repeated="2" office:value-type="float" office:value="0">
            <text:p>0</text:p>
          </table:table-cell>
          <table:table-cell office:value-type="float" office:value="28.1725996942033">
            <text:p>28.1725996942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48">
            <text:p>648</text:p>
          </table:table-cell>
          <table:table-cell table:number-columns-repeated="2" office:value-type="float" office:value="1162">
            <text:p>1162</text:p>
          </table:table-cell>
          <table:table-cell office:value-type="float" office:value="17688">
            <text:p>17688</text:p>
          </table:table-cell>
          <table:table-cell office:value-type="float" office:value="24704">
            <text:p>24704</text:p>
          </table:table-cell>
          <table:table-cell office:value-type="float" office:value="43650">
            <text:p>43650</text:p>
          </table:table-cell>
          <table:table-cell office:value-type="float" office:value="371.375">
            <text:p>371.375</text:p>
          </table:table-cell>
          <table:table-cell office:value-type="float" office:value="-1555">
            <text:p>-1555</text:p>
          </table:table-cell>
          <table:table-cell office:value-type="float" office:value="1286.25">
            <text:p>1286.25</text:p>
          </table:table-cell>
          <table:table-cell office:value-type="float" office:value="0.0209958729081863">
            <text:p>0.0209958729</text:p>
          </table:table-cell>
          <table:table-cell office:value-type="float" office:value="-0.0629452720207254">
            <text:p>-0.062945272</text:p>
          </table:table-cell>
          <table:table-cell office:value-type="float" office:value="0.02946735395189">
            <text:p>0.029467354</text:p>
          </table:table-cell>
          <table:table-cell office:value-type="float" office:value="1.07434957546984">
            <text:p>1.0743495755</text:p>
          </table:table-cell>
          <table:table-cell office:value-type="float" office:value="0.787457278176197">
            <text:p>0.7874572782</text:p>
          </table:table-cell>
          <table:table-cell office:value-type="float" office:value="1.10483765573151">
            <text:p>1.1048376557</text:p>
          </table:table-cell>
          <table:table-cell office:value-type="float" office:value="33.3588700664309">
            <text:p>33.3588700664</text:p>
          </table:table-cell>
          <table:table-cell office:value-type="float" office:value="-10.6615735596982">
            <text:p>-10.6615735597</text:p>
          </table:table-cell>
          <table:table-cell office:value-type="float" office:value="23.8674418282311">
            <text:p>23.867441828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3">
            <text:p>3</text:p>
          </table:table-cell>
          <table:table-cell office:value-type="float" office:value="698">
            <text:p>698</text:p>
          </table:table-cell>
          <table:table-cell office:value-type="float" office:value="901">
            <text:p>901</text:p>
          </table:table-cell>
          <table:table-cell office:value-type="float" office:value="1238">
            <text:p>1238</text:p>
          </table:table-cell>
          <table:table-cell office:value-type="float" office:value="14480">
            <text:p>14480</text:p>
          </table:table-cell>
          <table:table-cell office:value-type="float" office:value="24880">
            <text:p>24880</text:p>
          </table:table-cell>
          <table:table-cell office:value-type="float" office:value="43200">
            <text:p>43200</text:p>
          </table:table-cell>
          <table:table-cell office:value-type="float" office:value="-1316.625">
            <text:p>-1316.625</text:p>
          </table:table-cell>
          <table:table-cell office:value-type="float" office:value="-2162.375">
            <text:p>-2162.375</text:p>
          </table:table-cell>
          <table:table-cell office:value-type="float" office:value="1173.75">
            <text:p>1173.75</text:p>
          </table:table-cell>
          <table:table-cell office:value-type="float" office:value="-0.0909271408839779">
            <text:p>-0.0909271409</text:p>
          </table:table-cell>
          <table:table-cell office:value-type="float" office:value="-0.0869121784565916">
            <text:p>-0.0869121785</text:p>
          </table:table-cell>
          <table:table-cell office:value-type="float" office:value="0.0271701388888889">
            <text:p>0.0271701389</text:p>
          </table:table-cell>
          <table:table-cell office:value-type="float" office:value="0.697959787006774">
            <text:p>0.697959787</text:p>
          </table:table-cell>
          <table:table-cell office:value-type="float" office:value="0.710612679859507">
            <text:p>0.7106126799</text:p>
          </table:table-cell>
          <table:table-cell office:value-type="float" office:value="1.0965423903477">
            <text:p>1.0965423903</text:p>
          </table:table-cell>
          <table:table-cell office:value-type="float" office:value="-7.27102618550754">
            <text:p>-7.2710261855</text:p>
          </table:table-cell>
          <table:table-cell office:value-type="float" office:value="-7.62343474457663">
            <text:p>-7.6234347446</text:p>
          </table:table-cell>
          <table:table-cell office:value-type="float" office:value="25.8563846310834">
            <text:p>25.8563846311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3">
            <text:p>3</text:p>
          </table:table-cell>
          <table:table-cell office:value-type="float" office:value="674">
            <text:p>674</text:p>
          </table:table-cell>
          <table:table-cell office:value-type="float" office:value="889">
            <text:p>889</text:p>
          </table:table-cell>
          <table:table-cell office:value-type="float" office:value="1242">
            <text:p>1242</text:p>
          </table:table-cell>
          <table:table-cell office:value-type="float" office:value="13264">
            <text:p>13264</text:p>
          </table:table-cell>
          <table:table-cell office:value-type="float" office:value="24320">
            <text:p>24320</text:p>
          </table:table-cell>
          <table:table-cell office:value-type="float" office:value="42875">
            <text:p>42875</text:p>
          </table:table-cell>
          <table:table-cell office:value-type="float" office:value="-1242.75">
            <text:p>-1242.75</text:p>
          </table:table-cell>
          <table:table-cell office:value-type="float" office:value="-1231.75">
            <text:p>-1231.75</text:p>
          </table:table-cell>
          <table:table-cell office:value-type="float" office:value="878.125">
            <text:p>878.125</text:p>
          </table:table-cell>
          <table:table-cell office:value-type="float" office:value="-0.0936934559710495">
            <text:p>-0.093693456</text:p>
          </table:table-cell>
          <table:table-cell office:value-type="float" office:value="-0.0506476151315789">
            <text:p>-0.0506476151</text:p>
          </table:table-cell>
          <table:table-cell office:value-type="float" office:value="0.0204810495626822">
            <text:p>0.0204810496</text:p>
          </table:table-cell>
          <table:table-cell office:value-type="float" office:value="0.689278692937253">
            <text:p>0.6892786929</text:p>
          </table:table-cell>
          <table:table-cell office:value-type="float" office:value="0.827761101639766">
            <text:p>0.8277611016</text:p>
          </table:table-cell>
          <table:table-cell office:value-type="float" office:value="1.07250584131612">
            <text:p>1.0725058413</text:p>
          </table:table-cell>
          <table:table-cell office:value-type="float" office:value="-7.04577675606426">
            <text:p>-7.0457767561</text:p>
          </table:table-cell>
          <table:table-cell office:value-type="float" office:value="-13.3361068476594">
            <text:p>-13.3361068477</text:p>
          </table:table-cell>
          <table:table-cell office:value-type="float" office:value="34.1887452845689">
            <text:p>34.1887452846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3">
            <text:p>3</text:p>
          </table:table-cell>
          <table:table-cell office:value-type="float" office:value="726">
            <text:p>726</text:p>
          </table:table-cell>
          <table:table-cell table:number-columns-repeated="2" office:value-type="float" office:value="1323">
            <text:p>1323</text:p>
          </table:table-cell>
          <table:table-cell office:value-type="float" office:value="14144">
            <text:p>14144</text:p>
          </table:table-cell>
          <table:table-cell office:value-type="float" office:value="25755">
            <text:p>25755</text:p>
          </table:table-cell>
          <table:table-cell office:value-type="float" office:value="45450">
            <text:p>45450</text:p>
          </table:table-cell>
          <table:table-cell office:value-type="float" office:value="-775">
            <text:p>-775</text:p>
          </table:table-cell>
          <table:table-cell office:value-type="float" office:value="871.25">
            <text:p>871.25</text:p>
          </table:table-cell>
          <table:table-cell office:value-type="float" office:value="1537.5">
            <text:p>1537.5</text:p>
          </table:table-cell>
          <table:table-cell office:value-type="float" office:value="-0.0547935520361991">
            <text:p>-0.054793552</text:p>
          </table:table-cell>
          <table:table-cell table:number-columns-repeated="2" office:value-type="float" office:value="0.0338283828382838">
            <text:p>0.0338283828</text:p>
          </table:table-cell>
          <table:table-cell office:value-type="float" office:value="0.814107141229001">
            <text:p>0.8141071412</text:p>
          </table:table-cell>
          <table:table-cell table:number-columns-repeated="2" office:value-type="float" office:value="1.12064228452548">
            <text:p>1.1206422845</text:p>
          </table:table-cell>
          <table:table-cell office:value-type="float" office:value="-12.3003312089937">
            <text:p>-12.300331209</text:p>
          </table:table-cell>
          <table:table-cell table:number-columns-repeated="2" office:value-type="float" office:value="20.8347588436661">
            <text:p>20.8347588437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3">
            <text:p>3</text:p>
          </table:table-cell>
          <table:table-cell office:value-type="float" office:value="776">
            <text:p>776</text:p>
          </table:table-cell>
          <table:table-cell office:value-type="float" office:value="1013">
            <text:p>1013</text:p>
          </table:table-cell>
          <table:table-cell office:value-type="float" office:value="1402">
            <text:p>1402</text:p>
          </table:table-cell>
          <table:table-cell office:value-type="float" office:value="16032">
            <text:p>16032</text:p>
          </table:table-cell>
          <table:table-cell office:value-type="float" office:value="27220">
            <text:p>27220</text:p>
          </table:table-cell>
          <table:table-cell office:value-type="float" office:value="49980">
            <text:p>49980</text:p>
          </table:table-cell>
          <table:table-cell office:value-type="float" office:value="-546.125">
            <text:p>-546.125</text:p>
          </table:table-cell>
          <table:table-cell office:value-type="float" office:value="42.5">
            <text:p>42.5</text:p>
          </table:table-cell>
          <table:table-cell office:value-type="float" office:value="1203.75">
            <text:p>1203.75</text:p>
          </table:table-cell>
          <table:table-cell office:value-type="float" office:value="-0.0340646831337325">
            <text:p>-0.0340646831</text:p>
          </table:table-cell>
          <table:table-cell office:value-type="float" office:value="0.00156135194709772">
            <text:p>0.0015613519</text:p>
          </table:table-cell>
          <table:table-cell office:value-type="float" office:value="0.0240846338535414">
            <text:p>0.0240846339</text:p>
          </table:table-cell>
          <table:table-cell office:value-type="float" office:value="0.883047998200459">
            <text:p>0.8830479982</text:p>
          </table:table-cell>
          <table:table-cell office:value-type="float" office:value="1.00546950994185">
            <text:p>1.0054695099</text:p>
          </table:table-cell>
          <table:table-cell office:value-type="float" office:value="1.0854331548796">
            <text:p>1.0854331549</text:p>
          </table:table-cell>
          <table:table-cell office:value-type="float" office:value="-19.9993953851933">
            <text:p>-19.9993953852</text:p>
          </table:table-cell>
          <table:table-cell office:value-type="float" office:value="0">
            <text:p>0</text:p>
          </table:table-cell>
          <table:table-cell office:value-type="float" office:value="29.124842592902">
            <text:p>29.1248425929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3">
            <text:p>3</text:p>
          </table:table-cell>
          <table:table-cell office:value-type="float" office:value="747">
            <text:p>747</text:p>
          </table:table-cell>
          <table:table-cell office:value-type="float" office:value="996">
            <text:p>996</text:p>
          </table:table-cell>
          <table:table-cell office:value-type="float" office:value="1403">
            <text:p>1403</text:p>
          </table:table-cell>
          <table:table-cell office:value-type="float" office:value="16512">
            <text:p>16512</text:p>
          </table:table-cell>
          <table:table-cell office:value-type="float" office:value="28000">
            <text:p>28000</text:p>
          </table:table-cell>
          <table:table-cell office:value-type="float" office:value="51450">
            <text:p>51450</text:p>
          </table:table-cell>
          <table:table-cell office:value-type="float" office:value="-246">
            <text:p>-246</text:p>
          </table:table-cell>
          <table:table-cell office:value-type="float" office:value="-145">
            <text:p>-145</text:p>
          </table:table-cell>
          <table:table-cell office:value-type="float" office:value="1053.75">
            <text:p>1053.75</text:p>
          </table:table-cell>
          <table:table-cell office:value-type="float" office:value="-0.0148982558139535">
            <text:p>-0.0148982558</text:p>
          </table:table-cell>
          <table:table-cell office:value-type="float" office:value="-0.00517857142857143">
            <text:p>-0.0051785714</text:p>
          </table:table-cell>
          <table:table-cell office:value-type="float" office:value="0.0204810495626822">
            <text:p>0.0204810496</text:p>
          </table:table-cell>
          <table:table-cell office:value-type="float" office:value="0.948291142382707">
            <text:p>0.9482911424</text:p>
          </table:table-cell>
          <table:table-cell office:value-type="float" office:value="0.9819275625">
            <text:p>0.9819275625</text:p>
          </table:table-cell>
          <table:table-cell office:value-type="float" office:value="1.07250584131612">
            <text:p>1.0725058413</text:p>
          </table:table-cell>
          <table:table-cell table:number-columns-repeated="2" office:value-type="float" office:value="0">
            <text:p>0</text:p>
          </table:table-cell>
          <table:table-cell office:value-type="float" office:value="34.1887452845689">
            <text:p>34.1887452846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87">
            <text:p>687</text:p>
          </table:table-cell>
          <table:table-cell office:value-type="float" office:value="1370">
            <text:p>1370</text:p>
          </table:table-cell>
          <table:table-cell office:value-type="float" office:value="15648">
            <text:p>15648</text:p>
          </table:table-cell>
          <table:table-cell office:value-type="float" office:value="27357">
            <text:p>27357</text:p>
          </table:table-cell>
          <table:table-cell office:value-type="float" office:value="52140">
            <text:p>52140</text:p>
          </table:table-cell>
          <table:table-cell office:value-type="float" office:value="160">
            <text:p>160</text:p>
          </table:table-cell>
          <table:table-cell office:value-type="float" office:value="321.75">
            <text:p>321.75</text:p>
          </table:table-cell>
          <table:table-cell office:value-type="float" office:value="1548.75">
            <text:p>1548.75</text:p>
          </table:table-cell>
          <table:table-cell office:value-type="float" office:value="0.0102249488752556">
            <text:p>0.0102249489</text:p>
          </table:table-cell>
          <table:table-cell office:value-type="float" office:value="0.0117611580217129">
            <text:p>0.011761158</text:p>
          </table:table-cell>
          <table:table-cell office:value-type="float" office:value="0.0297036823935558">
            <text:p>0.0297036824</text:p>
          </table:table-cell>
          <table:table-cell office:value-type="float" office:value="1.03599223823922">
            <text:p>1.0359922382</text:p>
          </table:table-cell>
          <table:table-cell office:value-type="float" office:value="1.0414351697585">
            <text:p>1.0414351698</text:p>
          </table:table-cell>
          <table:table-cell office:value-type="float" office:value="1.10569221352301">
            <text:p>1.1056922135</text:p>
          </table:table-cell>
          <table:table-cell table:number-columns-repeated="2" office:value-type="float" office:value="0">
            <text:p>0</text:p>
          </table:table-cell>
          <table:table-cell office:value-type="float" office:value="23.680278488925">
            <text:p>23.680278488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3">
            <text:p>3</text:p>
          </table:table-cell>
          <table:table-cell office:value-type="float" office:value="744">
            <text:p>744</text:p>
          </table:table-cell>
          <table:table-cell office:value-type="float" office:value="1016">
            <text:p>1016</text:p>
          </table:table-cell>
          <table:table-cell office:value-type="float" office:value="1455">
            <text:p>1455</text:p>
          </table:table-cell>
          <table:table-cell office:value-type="float" office:value="15920">
            <text:p>15920</text:p>
          </table:table-cell>
          <table:table-cell office:value-type="float" office:value="28428">
            <text:p>28428</text:p>
          </table:table-cell>
          <table:table-cell office:value-type="float" office:value="53400">
            <text:p>53400</text:p>
          </table:table-cell>
          <table:table-cell office:value-type="float" office:value="-46">
            <text:p>-46</text:p>
          </table:table-cell>
          <table:table-cell office:value-type="float" office:value="442.75">
            <text:p>442.75</text:p>
          </table:table-cell>
          <table:table-cell office:value-type="float" office:value="1593.75">
            <text:p>1593.75</text:p>
          </table:table-cell>
          <table:table-cell office:value-type="float" office:value="-0.0028894472361809">
            <text:p>-0.0028894472</text:p>
          </table:table-cell>
          <table:table-cell office:value-type="float" office:value="0.0155744336569579">
            <text:p>0.0155744337</text:p>
          </table:table-cell>
          <table:table-cell office:value-type="float" office:value="0.0298455056179775">
            <text:p>0.0298455056</text:p>
          </table:table-cell>
          <table:table-cell office:value-type="float" office:value="0.989903298527815">
            <text:p>0.9899032985</text:p>
          </table:table-cell>
          <table:table-cell office:value-type="float" office:value="1.05498594124747">
            <text:p>1.0549859412</text:p>
          </table:table-cell>
          <table:table-cell office:value-type="float" office:value="1.10620514790588">
            <text:p>1.1062051479</text:p>
          </table:table-cell>
          <table:table-cell table:number-columns-repeated="2" office:value-type="float" office:value="0">
            <text:p>0</text:p>
          </table:table-cell>
          <table:table-cell office:value-type="float" office:value="23.5693827811852">
            <text:p>23.569382781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3">
            <text:p>3</text:p>
          </table:table-cell>
          <table:table-cell office:value-type="float" office:value="704">
            <text:p>704</text:p>
          </table:table-cell>
          <table:table-cell office:value-type="float" office:value="986">
            <text:p>986</text:p>
          </table:table-cell>
          <table:table-cell office:value-type="float" office:value="1440">
            <text:p>1440</text:p>
          </table:table-cell>
          <table:table-cell office:value-type="float" office:value="14080">
            <text:p>14080</text:p>
          </table:table-cell>
          <table:table-cell office:value-type="float" office:value="28581">
            <text:p>28581</text:p>
          </table:table-cell>
          <table:table-cell office:value-type="float" office:value="53280">
            <text:p>53280</text:p>
          </table:table-cell>
          <table:table-cell office:value-type="float" office:value="-250">
            <text:p>-250</text:p>
          </table:table-cell>
          <table:table-cell office:value-type="float" office:value="44.625">
            <text:p>44.625</text:p>
          </table:table-cell>
          <table:table-cell office:value-type="float" office:value="1233.75">
            <text:p>1233.75</text:p>
          </table:table-cell>
          <table:table-cell office:value-type="float" office:value="-0.0177556818181818">
            <text:p>-0.0177556818</text:p>
          </table:table-cell>
          <table:table-cell office:value-type="float" office:value="0.00156135194709772">
            <text:p>0.0015613519</text:p>
          </table:table-cell>
          <table:table-cell office:value-type="float" office:value="0.0231559684684685">
            <text:p>0.0231559685</text:p>
          </table:table-cell>
          <table:table-cell office:value-type="float" office:value="0.938473031540548">
            <text:p>0.9384730315</text:p>
          </table:table-cell>
          <table:table-cell office:value-type="float" office:value="1.00546950994185">
            <text:p>1.0054695099</text:p>
          </table:table-cell>
          <table:table-cell office:value-type="float" office:value="1.08209683943604">
            <text:p>1.0820968394</text:p>
          </table:table-cell>
          <table:table-cell table:number-columns-repeated="2" office:value-type="float" office:value="0">
            <text:p>0</text:p>
          </table:table-cell>
          <table:table-cell office:value-type="float" office:value="30.2790967262616">
            <text:p>30.2790967263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27">
            <text:p>627</text:p>
          </table:table-cell>
          <table:table-cell office:value-type="float" office:value="1385">
            <text:p>1385</text:p>
          </table:table-cell>
          <table:table-cell office:value-type="float" office:value="12512">
            <text:p>12512</text:p>
          </table:table-cell>
          <table:table-cell office:value-type="float" office:value="27864">
            <text:p>27864</text:p>
          </table:table-cell>
          <table:table-cell office:value-type="float" office:value="51630">
            <text:p>51630</text:p>
          </table:table-cell>
          <table:table-cell office:value-type="float" office:value="-424.75">
            <text:p>-424.75</text:p>
          </table:table-cell>
          <table:table-cell office:value-type="float" office:value="-415.125">
            <text:p>-415.125</text:p>
          </table:table-cell>
          <table:table-cell office:value-type="float" office:value="933.75">
            <text:p>933.75</text:p>
          </table:table-cell>
          <table:table-cell office:value-type="float" office:value="-0.0339474104859335">
            <text:p>-0.0339474105</text:p>
          </table:table-cell>
          <table:table-cell office:value-type="float" office:value="-0.0148982558139535">
            <text:p>-0.0148982558</text:p>
          </table:table-cell>
          <table:table-cell office:value-type="float" office:value="0.0180854154561302">
            <text:p>0.0180854155</text:p>
          </table:table-cell>
          <table:table-cell office:value-type="float" office:value="0.883442819589486">
            <text:p>0.8834428196</text:p>
          </table:table-cell>
          <table:table-cell office:value-type="float" office:value="0.948291142382707">
            <text:p>0.9482911424</text:p>
          </table:table-cell>
          <table:table-cell office:value-type="float" office:value="1.06394003531081">
            <text:p>1.0639400353</text:p>
          </table:table-cell>
          <table:table-cell office:value-type="float" office:value="-20.0696952527584">
            <text:p>-20.06969525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3">
            <text:p>3</text:p>
          </table:table-cell>
          <table:table-cell office:value-type="float" office:value="737">
            <text:p>737</text:p>
          </table:table-cell>
          <table:table-cell office:value-type="float" office:value="1037">
            <text:p>1037</text:p>
          </table:table-cell>
          <table:table-cell office:value-type="float" office:value="1515">
            <text:p>1515</text:p>
          </table:table-cell>
          <table:table-cell office:value-type="float" office:value="14544">
            <text:p>14544</text:p>
          </table:table-cell>
          <table:table-cell office:value-type="float" office:value="28455">
            <text:p>28455</text:p>
          </table:table-cell>
          <table:table-cell office:value-type="float" office:value="53940">
            <text:p>53940</text:p>
          </table:table-cell>
          <table:table-cell office:value-type="float" office:value="-92.75">
            <text:p>-92.75</text:p>
          </table:table-cell>
          <table:table-cell office:value-type="float" office:value="378">
            <text:p>378</text:p>
          </table:table-cell>
          <table:table-cell office:value-type="float" office:value="993.75">
            <text:p>993.75</text:p>
          </table:table-cell>
          <table:table-cell office:value-type="float" office:value="-0.006377200220022">
            <text:p>-0.0063772002</text:p>
          </table:table-cell>
          <table:table-cell office:value-type="float" office:value="0.0132841328413284">
            <text:p>0.0132841328</text:p>
          </table:table-cell>
          <table:table-cell office:value-type="float" office:value="0.0184232480533927">
            <text:p>0.0184232481</text:p>
          </table:table-cell>
          <table:table-cell office:value-type="float" office:value="0.97775950984791">
            <text:p>0.9777595098</text:p>
          </table:table-cell>
          <table:table-cell office:value-type="float" office:value="1.04684034258793">
            <text:p>1.0468403426</text:p>
          </table:table-cell>
          <table:table-cell office:value-type="float" office:value="1.06514662368179">
            <text:p>1.06514662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3">
            <text:p>3</text:p>
          </table:table-cell>
          <table:table-cell office:value-type="float" office:value="870">
            <text:p>870</text:p>
          </table:table-cell>
          <table:table-cell office:value-type="float" office:value="1178">
            <text:p>1178</text:p>
          </table:table-cell>
          <table:table-cell office:value-type="float" office:value="1666">
            <text:p>1666</text:p>
          </table:table-cell>
          <table:table-cell office:value-type="float" office:value="13776">
            <text:p>13776</text:p>
          </table:table-cell>
          <table:table-cell office:value-type="float" office:value="29302">
            <text:p>29302</text:p>
          </table:table-cell>
          <table:table-cell office:value-type="float" office:value="58200">
            <text:p>58200</text:p>
          </table:table-cell>
          <table:table-cell office:value-type="float" office:value="-136.125">
            <text:p>-136.125</text:p>
          </table:table-cell>
          <table:table-cell office:value-type="float" office:value="-64.875">
            <text:p>-64.875</text:p>
          </table:table-cell>
          <table:table-cell office:value-type="float" office:value="476.25">
            <text:p>476.25</text:p>
          </table:table-cell>
          <table:table-cell office:value-type="float" office:value="-0.00988131533101045">
            <text:p>-0.0098813153</text:p>
          </table:table-cell>
          <table:table-cell office:value-type="float" office:value="-0.00221401269537915">
            <text:p>-0.0022140127</text:p>
          </table:table-cell>
          <table:table-cell office:value-type="float" office:value="0.00818298969072165">
            <text:p>0.0081829897</text:p>
          </table:table-cell>
          <table:table-cell office:value-type="float" office:value="0.965606771511098">
            <text:p>0.9656067715</text:p>
          </table:table-cell>
          <table:table-cell office:value-type="float" office:value="0.992260563196515">
            <text:p>0.9922605632</text:p>
          </table:table-cell>
          <table:table-cell office:value-type="float" office:value="1.02877170810527">
            <text:p>1.02877170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900">
            <text:p>900</text:p>
          </table:table-cell>
          <table:table-cell office:value-type="float" office:value="1715">
            <text:p>1715</text:p>
          </table:table-cell>
          <table:table-cell office:value-type="float" office:value="14032">
            <text:p>14032</text:p>
          </table:table-cell>
          <table:table-cell office:value-type="float" office:value="29040">
            <text:p>29040</text:p>
          </table:table-cell>
          <table:table-cell office:value-type="float" office:value="59850">
            <text:p>59850</text:p>
          </table:table-cell>
          <table:table-cell office:value-type="float" office:value="60.125">
            <text:p>60.125</text:p>
          </table:table-cell>
          <table:table-cell office:value-type="float" office:value="-515.625">
            <text:p>-515.625</text:p>
          </table:table-cell>
          <table:table-cell office:value-type="float" office:value="176.25">
            <text:p>176.25</text:p>
          </table:table-cell>
          <table:table-cell office:value-type="float" office:value="0.00428484891676169">
            <text:p>0.0042848489</text:p>
          </table:table-cell>
          <table:table-cell office:value-type="float" office:value="-0.0177556818181818">
            <text:p>-0.0177556818</text:p>
          </table:table-cell>
          <table:table-cell office:value-type="float" office:value="0.00294486215538847">
            <text:p>0.0029448622</text:p>
          </table:table-cell>
          <table:table-cell office:value-type="float" office:value="1.01503295667194">
            <text:p>1.0150329567</text:p>
          </table:table-cell>
          <table:table-cell office:value-type="float" office:value="0.938473031540548">
            <text:p>0.9384730315</text:p>
          </table:table-cell>
          <table:table-cell office:value-type="float" office:value="1.01032401508156">
            <text:p>1.0103240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905">
            <text:p>905</text:p>
          </table:table-cell>
          <table:table-cell office:value-type="float" office:value="1229">
            <text:p>1229</text:p>
          </table:table-cell>
          <table:table-cell office:value-type="float" office:value="1738">
            <text:p>1738</text:p>
          </table:table-cell>
          <table:table-cell office:value-type="float" office:value="13114">
            <text:p>13114</text:p>
          </table:table-cell>
          <table:table-cell office:value-type="float" office:value="27278">
            <text:p>27278</text:p>
          </table:table-cell>
          <table:table-cell office:value-type="float" office:value="58920">
            <text:p>58920</text:p>
          </table:table-cell>
          <table:table-cell office:value-type="float" office:value="337.125">
            <text:p>337.125</text:p>
          </table:table-cell>
          <table:table-cell office:value-type="float" office:value="-162.25">
            <text:p>-162.25</text:p>
          </table:table-cell>
          <table:table-cell office:value-type="float" office:value="911.25">
            <text:p>911.25</text:p>
          </table:table-cell>
          <table:table-cell office:value-type="float" office:value="0.0257072594174165">
            <text:p>0.0257072594</text:p>
          </table:table-cell>
          <table:table-cell office:value-type="float" office:value="-0.00594801671676809">
            <text:p>-0.0059480167</text:p>
          </table:table-cell>
          <table:table-cell office:value-type="float" office:value="0.0154658859470468">
            <text:p>0.0154658859</text:p>
          </table:table-cell>
          <table:table-cell office:value-type="float" office:value="1.091270699807">
            <text:p>1.0912706998</text:p>
          </table:table-cell>
          <table:table-cell office:value-type="float" office:value="0.979251284140923">
            <text:p>0.9792512841</text:p>
          </table:table-cell>
          <table:table-cell office:value-type="float" office:value="1.05459942032579">
            <text:p>1.0545994203</text:p>
          </table:table-cell>
          <table:table-cell office:value-type="float" office:value="27.3081986770589">
            <text:p>27.30819867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927">
            <text:p>927</text:p>
          </table:table-cell>
          <table:table-cell table:number-columns-repeated="2" office:value-type="float" office:value="1780">
            <text:p>1780</text:p>
          </table:table-cell>
          <table:table-cell office:value-type="float" office:value="14906">
            <text:p>14906</text:p>
          </table:table-cell>
          <table:table-cell office:value-type="float" office:value="29460">
            <text:p>29460</text:p>
          </table:table-cell>
          <table:table-cell office:value-type="float" office:value="60090">
            <text:p>60090</text:p>
          </table:table-cell>
          <table:table-cell office:value-type="float" office:value="177.25">
            <text:p>177.25</text:p>
          </table:table-cell>
          <table:table-cell office:value-type="float" office:value="290.625">
            <text:p>290.625</text:p>
          </table:table-cell>
          <table:table-cell office:value-type="float" office:value="480">
            <text:p>480</text:p>
          </table:table-cell>
          <table:table-cell office:value-type="float" office:value="0.0118911847578156">
            <text:p>0.0118911848</text:p>
          </table:table-cell>
          <table:table-cell office:value-type="float" office:value="0.00986507128309572">
            <text:p>0.0098650713</text:p>
          </table:table-cell>
          <table:table-cell office:value-type="float" office:value="0.00798801797304044">
            <text:p>0.007988018</text:p>
          </table:table-cell>
          <table:table-cell office:value-type="float" office:value="1.04189629119125">
            <text:p>1.0418962912</text:p>
          </table:table-cell>
          <table:table-cell office:value-type="float" office:value="1.03471849596842">
            <text:p>1.034718496</text:p>
          </table:table-cell>
          <table:table-cell office:value-type="float" office:value="1.02808312743067">
            <text:p>1.02808312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776">
            <text:p>1776</text:p>
          </table:table-cell>
          <table:table-cell office:value-type="float" office:value="14831">
            <text:p>14831</text:p>
          </table:table-cell>
          <table:table-cell office:value-type="float" office:value="28413">
            <text:p>28413</text:p>
          </table:table-cell>
          <table:table-cell office:value-type="float" office:value="57210">
            <text:p>57210</text:p>
          </table:table-cell>
          <table:table-cell office:value-type="float" office:value="147.625">
            <text:p>147.625</text:p>
          </table:table-cell>
          <table:table-cell office:value-type="float" office:value="-390.875">
            <text:p>-390.875</text:p>
          </table:table-cell>
          <table:table-cell office:value-type="float" office:value="30">
            <text:p>30</text:p>
          </table:table-cell>
          <table:table-cell office:value-type="float" office:value="0.00995381295934192">
            <text:p>0.009953813</text:p>
          </table:table-cell>
          <table:table-cell office:value-type="float" office:value="-0.01375690704959">
            <text:p>-0.013756907</text:p>
          </table:table-cell>
          <table:table-cell office:value-type="float" office:value="0.000524383848977452">
            <text:p>0.0005243838</text:p>
          </table:table-cell>
          <table:table-cell office:value-type="float" office:value="1.03503253900686">
            <text:p>1.035032539</text:p>
          </table:table-cell>
          <table:table-cell office:value-type="float" office:value="0.952221760209914">
            <text:p>0.9522217602</text:p>
          </table:table-cell>
          <table:table-cell office:value-type="float" office:value="1.00183588242913">
            <text:p>1.00183588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829">
            <text:p>829</text:p>
          </table:table-cell>
          <table:table-cell table:number-columns-repeated="2" office:value-type="float" office:value="1721">
            <text:p>1721</text:p>
          </table:table-cell>
          <table:table-cell office:value-type="float" office:value="14561">
            <text:p>14561</text:p>
          </table:table-cell>
          <table:table-cell office:value-type="float" office:value="27345">
            <text:p>27345</text:p>
          </table:table-cell>
          <table:table-cell office:value-type="float" office:value="54690">
            <text:p>54690</text:p>
          </table:table-cell>
          <table:table-cell office:value-type="float" office:value="104.75">
            <text:p>104.75</text:p>
          </table:table-cell>
          <table:table-cell office:value-type="float" office:value="-159.5">
            <text:p>-159.5</text:p>
          </table:table-cell>
          <table:table-cell office:value-type="float" office:value="-319">
            <text:p>-319</text:p>
          </table:table-cell>
          <table:table-cell office:value-type="float" office:value="0.00719387404711215">
            <text:p>0.007193874</text:p>
          </table:table-cell>
          <table:table-cell table:number-columns-repeated="2" office:value-type="float" office:value="-0.00583287621137319">
            <text:p>-0.0058328762</text:p>
          </table:table-cell>
          <table:table-cell office:value-type="float" office:value="1.02527999273955">
            <text:p>1.0252799927</text:p>
          </table:table-cell>
          <table:table-cell table:number-columns-repeated="2" office:value-type="float" office:value="0.979651617252192">
            <text:p>0.97965161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84">
            <text:p>884</text:p>
          </table:table-cell>
          <table:table-cell table:number-columns-repeated="2" office:value-type="float" office:value="1798">
            <text:p>1798</text:p>
          </table:table-cell>
          <table:table-cell office:value-type="float" office:value="15209">
            <text:p>15209</text:p>
          </table:table-cell>
          <table:table-cell office:value-type="float" office:value="29351">
            <text:p>29351</text:p>
          </table:table-cell>
          <table:table-cell office:value-type="float" office:value="58920">
            <text:p>58920</text:p>
          </table:table-cell>
          <table:table-cell office:value-type="float" office:value="284.625">
            <text:p>284.625</text:p>
          </table:table-cell>
          <table:table-cell office:value-type="float" office:value="549.125">
            <text:p>549.125</text:p>
          </table:table-cell>
          <table:table-cell office:value-type="float" office:value="48">
            <text:p>48</text:p>
          </table:table-cell>
          <table:table-cell office:value-type="float" office:value="0.0187142481425472">
            <text:p>0.0187142481</text:p>
          </table:table-cell>
          <table:table-cell office:value-type="float" office:value="0.0187089025927566">
            <text:p>0.0187089026</text:p>
          </table:table-cell>
          <table:table-cell office:value-type="float" office:value="0.000814663951120163">
            <text:p>0.000814664</text:p>
          </table:table-cell>
          <table:table-cell office:value-type="float" office:value="1.06618630574266">
            <text:p>1.0661863057</text:p>
          </table:table-cell>
          <table:table-cell office:value-type="float" office:value="1.06616720422565">
            <text:p>1.0661672042</text:p>
          </table:table-cell>
          <table:table-cell office:value-type="float" office:value="1.00285262463653">
            <text:p>1.00285262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002">
            <text:p>1002</text:p>
          </table:table-cell>
          <table:table-cell office:value-type="float" office:value="1940">
            <text:p>1940</text:p>
          </table:table-cell>
          <table:table-cell office:value-type="float" office:value="15962">
            <text:p>15962</text:p>
          </table:table-cell>
          <table:table-cell office:value-type="float" office:value="29929">
            <text:p>29929</text:p>
          </table:table-cell>
          <table:table-cell office:value-type="float" office:value="57780">
            <text:p>57780</text:p>
          </table:table-cell>
          <table:table-cell office:value-type="float" office:value="-81.5">
            <text:p>-81.5</text:p>
          </table:table-cell>
          <table:table-cell office:value-type="float" office:value="19">
            <text:p>19</text:p>
          </table:table-cell>
          <table:table-cell office:value-type="float" office:value="-645.625">
            <text:p>-645.625</text:p>
          </table:table-cell>
          <table:table-cell office:value-type="float" office:value="-0.00510587645658439">
            <text:p>-0.0051058765</text:p>
          </table:table-cell>
          <table:table-cell office:value-type="float" office:value="0.000634835778007952">
            <text:p>0.0006348358</text:p>
          </table:table-cell>
          <table:table-cell office:value-type="float" office:value="-0.0111738490827276">
            <text:p>-0.0111738491</text:p>
          </table:table-cell>
          <table:table-cell office:value-type="float" office:value="0.982180529551759">
            <text:p>0.9821805296</text:p>
          </table:table-cell>
          <table:table-cell office:value-type="float" office:value="1.0022227151353">
            <text:p>1.0022227151</text:p>
          </table:table-cell>
          <table:table-cell office:value-type="float" office:value="0.961136243820968">
            <text:p>0.96113624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32">
            <text:p>1032</text:p>
          </table:table-cell>
          <table:table-cell table:number-columns-repeated="2" office:value-type="float" office:value="1995">
            <text:p>1995</text:p>
          </table:table-cell>
          <table:table-cell office:value-type="float" office:value="14957">
            <text:p>14957</text:p>
          </table:table-cell>
          <table:table-cell office:value-type="float" office:value="28864">
            <text:p>28864</text:p>
          </table:table-cell>
          <table:table-cell office:value-type="float" office:value="58440">
            <text:p>58440</text:p>
          </table:table-cell>
          <table:table-cell office:value-type="float" office:value="-82.4285714285714">
            <text:p>-82.4285714286</text:p>
          </table:table-cell>
          <table:table-cell office:value-type="float" office:value="180">
            <text:p>180</text:p>
          </table:table-cell>
          <table:table-cell office:value-type="float" office:value="-326.428571428571">
            <text:p>-326.4285714286</text:p>
          </table:table-cell>
          <table:table-cell office:value-type="float" office:value="-0.00551103639958357">
            <text:p>-0.0055110364</text:p>
          </table:table-cell>
          <table:table-cell office:value-type="float" office:value="0.00623614190687361">
            <text:p>0.0062361419</text:p>
          </table:table-cell>
          <table:table-cell office:value-type="float" office:value="-0.00558570450767576">
            <text:p>-0.0055857045</text:p>
          </table:table-cell>
          <table:table-cell office:value-type="float" office:value="0.980770900784965">
            <text:p>0.9807709008</text:p>
          </table:table-cell>
          <table:table-cell office:value-type="float" office:value="1.02190272002719">
            <text:p>1.02190272</text:p>
          </table:table-cell>
          <table:table-cell office:value-type="float" office:value="0.980511186409035">
            <text:p>0.98051118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3" office:value-type="float" office:value="4">
            <text:p>4</text:p>
          </table:table-cell>
          <table:table-cell office:value-type="float" office:value="978">
            <text:p>978</text:p>
          </table:table-cell>
          <table:table-cell table:number-columns-repeated="2" office:value-type="float" office:value="1964">
            <text:p>1964</text:p>
          </table:table-cell>
          <table:table-cell office:value-type="float" office:value="14870">
            <text:p>14870</text:p>
          </table:table-cell>
          <table:table-cell office:value-type="float" office:value="28649">
            <text:p>28649</text:p>
          </table:table-cell>
          <table:table-cell office:value-type="float" office:value="57298">
            <text:p>57298</text:p>
          </table:table-cell>
          <table:table-cell office:value-type="float" office:value="-51.1666666666667">
            <text:p>-51.1666666667</text:p>
          </table:table-cell>
          <table:table-cell office:value-type="float" office:value="461.4">
            <text:p>461.4</text:p>
          </table:table-cell>
          <table:table-cell office:value-type="float" office:value="39.1666666666667">
            <text:p>39.1666666667</text:p>
          </table:table-cell>
          <table:table-cell office:value-type="float" office:value="-0.00344093252633939">
            <text:p>-0.0034409325</text:p>
          </table:table-cell>
          <table:table-cell office:value-type="float" office:value="0.0161052741805997">
            <text:p>0.0161052742</text:p>
          </table:table-cell>
          <table:table-cell office:value-type="float" office:value="0.000683560799097118">
            <text:p>0.0006835608</text:p>
          </table:table-cell>
          <table:table-cell office:value-type="float" office:value="0.987979942590448">
            <text:p>0.9879799426</text:p>
          </table:table-cell>
          <table:table-cell office:value-type="float" office:value="1.05687684415071">
            <text:p>1.0568768442</text:p>
          </table:table-cell>
          <table:table-cell office:value-type="float" office:value="1.00239337861736">
            <text:p>1.00239337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995">
            <text:p>995</text:p>
          </table:table-cell>
          <table:table-cell table:number-columns-repeated="2" office:value-type="float" office:value="2003">
            <text:p>2003</text:p>
          </table:table-cell>
          <table:table-cell office:value-type="float" office:value="15188">
            <text:p>15188</text:p>
          </table:table-cell>
          <table:table-cell office:value-type="float" office:value="29652">
            <text:p>29652</text:p>
          </table:table-cell>
          <table:table-cell office:value-type="float" office:value="59304">
            <text:p>59304</text:p>
          </table:table-cell>
          <table:table-cell office:value-type="float" office:value="0">
            <text:p>0</text:p>
          </table:table-cell>
          <table:table-cell office:value-type="float" office:value="-399.6">
            <text:p>-399.6</text:p>
          </table:table-cell>
          <table:table-cell office:value-type="float" office:value="-799">
            <text:p>-799</text:p>
          </table:table-cell>
          <table:table-cell office:value-type="float" office:value="0">
            <text:p>0</text:p>
          </table:table-cell>
          <table:table-cell office:value-type="float" office:value="-0.0134763253743424">
            <text:p>-0.0134763254</text:p>
          </table:table-cell>
          <table:table-cell office:value-type="float" office:value="-0.013472952920545">
            <text:p>-0.0134729529</text:p>
          </table:table-cell>
          <table:table-cell office:value-type="float" office:value="1.03">
            <text:p>1.03</text:p>
          </table:table-cell>
          <table:table-cell office:value-type="float" office:value="0.953188819427168">
            <text:p>0.9531888194</text:p>
          </table:table-cell>
          <table:table-cell office:value-type="float" office:value="0.953200444880475">
            <text:p>0.95320044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880">
            <text:p>880</text:p>
          </table:table-cell>
          <table:table-cell office:value-type="float" office:value="1277">
            <text:p>1277</text:p>
          </table:table-cell>
          <table:table-cell office:value-type="float" office:value="1907">
            <text:p>1907</text:p>
          </table:table-cell>
          <table:table-cell office:value-type="float" office:value="14254">
            <text:p>14254</text:p>
          </table:table-cell>
          <table:table-cell office:value-type="float" office:value="28782">
            <text:p>28782</text:p>
          </table:table-cell>
          <table:table-cell office:value-type="float" office:value="59774">
            <text:p>59774</text:p>
          </table:table-cell>
          <table:table-cell office:value-type="float" office:value="-427">
            <text:p>-427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99565034376315">
            <text:p>-0.02995650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96911126480779">
            <text:p>0.8969111265</text:p>
          </table:table-cell>
          <table:table-cell table:number-columns-repeated="2" office:value-type="float" office:value="1.03">
            <text:p>1.03</text:p>
          </table:table-cell>
          <table:table-cell office:value-type="float" office:value="-22.79012375986">
            <text:p>-22.79012375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782">
            <text:p>782</text:p>
          </table:table-cell>
          <table:table-cell office:value-type="float" office:value="1823">
            <text:p>1823</text:p>
          </table:table-cell>
          <table:table-cell office:value-type="float" office:value="14038">
            <text:p>14038</text:p>
          </table:table-cell>
          <table:table-cell office:value-type="float" office:value="28915">
            <text:p>28915</text:p>
          </table:table-cell>
          <table:table-cell office:value-type="float" office:value="60248">
            <text:p>60248</text:p>
          </table:table-cell>
          <table:table-cell table:number-columns-repeated="6" office:value-type="float" office:value="0">
            <text:p>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1.03">
            <text:p>1.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table:number-columns-repeated="3" office:value-type="float" office:value="5">
            <text:p>5</text:p>
          </table:table-cell>
          <table:table-cell office:value-type="float" office:value="909">
            <text:p>909</text:p>
          </table:table-cell>
          <table:table-cell office:value-type="float" office:value="1319">
            <text:p>1319</text:p>
          </table:table-cell>
          <table:table-cell office:value-type="float" office:value="1964">
            <text:p>1964</text:p>
          </table:table-cell>
          <table:table-cell office:value-type="float" office:value="13825">
            <text:p>13825</text:p>
          </table:table-cell>
          <table:table-cell office:value-type="float" office:value="28816">
            <text:p>28816</text:p>
          </table:table-cell>
          <table:table-cell office:value-type="float" office:value="60726">
            <text:p>60726</text:p>
          </table:table-cell>
          <table:table-cell table:number-columns-repeated="6"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1.02">
            <text:p>1.02</text:p>
          </table:table-cell>
          <table:table-cell office:value-type="float" office:value="1.03">
            <text:p>1.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34.25">
            <text:p>234.25</text:p>
          </table:table-cell>
          <table:table-cell office:value-type="float" office:value="11924.5">
            <text:p>11924.5</text:p>
          </table:table-cell>
          <table:table-cell office:value-type="float" office:value="38656.5">
            <text:p>38656.5</text:p>
          </table:table-cell>
          <table:table-cell office:value-type="float" office:value="24.9875">
            <text:p>24.987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861">
            <text:p>861</text:p>
          </table:table-cell>
          <table:table-cell office:value-type="float" office:value="1926">
            <text:p>1926</text:p>
          </table:table-cell>
          <table:table-cell office:value-type="float" office:value="13616">
            <text:p>13616</text:p>
          </table:table-cell>
          <table:table-cell office:value-type="float" office:value="28775">
            <text:p>28775</text:p>
          </table:table-cell>
          <table:table-cell office:value-type="float" office:value="61208">
            <text:p>61208</text:p>
          </table:table-cell>
          <table:table-cell table:number-columns-repeated="6" office:value-type="float" office:value="0">
            <text:p>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1.03">
            <text:p>1.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20.666666666667">
            <text:p>220.6666666667</text:p>
          </table:table-cell>
          <table:table-cell office:value-type="float" office:value="11958.3333333333">
            <text:p>11958.3333333333</text:p>
          </table:table-cell>
          <table:table-cell office:value-type="float" office:value="38111">
            <text:p>38111</text:p>
          </table:table-cell>
          <table:table-cell office:value-type="float" office:value="23.9966666666667">
            <text:p>23.9966666667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877">
            <text:p>877</text:p>
          </table:table-cell>
          <table:table-cell office:value-type="float" office:value="1948">
            <text:p>1948</text:p>
          </table:table-cell>
          <table:table-cell office:value-type="float" office:value="13409">
            <text:p>13409</text:p>
          </table:table-cell>
          <table:table-cell office:value-type="float" office:value="29013">
            <text:p>29013</text:p>
          </table:table-cell>
          <table:table-cell office:value-type="float" office:value="61693">
            <text:p>61693</text:p>
          </table:table-cell>
          <table:table-cell table:number-columns-repeated="6" office:value-type="float" office:value="0">
            <text:p>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1.03">
            <text:p>1.0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9" table:number-columns-repeated="3" table:default-cell-style-name="Default"/>
        <table:table-column table:style-name="co13" table:number-columns-repeated="4" table:default-cell-style-name="Default"/>
        <table:table-column table:style-name="co19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95">
            <text:p>0.95</text:p>
          </table:table-cell>
          <table:table-cell table:number-columns-repeated="2" office:value-type="float" office:value="1.03">
            <text:p>1.0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.1">
            <text:p>24.1</text:p>
          </table:table-cell>
          <table:table-cell office:value-type="float" office:value="29.8">
            <text:p>29.8</text:p>
          </table:table-cell>
          <table:table-cell office:value-type="float" office:value="52.7">
            <text:p>52.7</text:p>
          </table:table-cell>
          <table:table-cell office:value-type="float" office:value="23817">
            <text:p>23817</text:p>
          </table:table-cell>
          <table:table-cell office:value-type="float" office:value="28924">
            <text:p>28924</text:p>
          </table:table-cell>
          <table:table-cell office:value-type="float" office:value="30587">
            <text:p>3058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2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28:48.09</dc:date>
    <dc:creator>Liam Widdess</dc:creator>
    <meta:editing-duration>P2DT3H30M45S</meta:editing-duration>
    <meta:editing-cycles>185</meta:editing-cycles>
    <meta:generator>OpenOffice/4.1.7$Win32 OpenOffice.org_project/417m1$Build-9800</meta:generator>
    <meta:document-statistic meta:table-count="8" meta:cell-count="11899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8">
                <text:p>10538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780">
                <text:p>15780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689">
                <text:p>16689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760">
                <text:p>15760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145">
                <text:p>8145</text:p>
              </table:table-cell>
              <table:table-cell office:value-type="float" office:value="10580">
                <text:p>10580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882">
                <text:p>7882</text:p>
              </table:table-cell>
              <table:table-cell office:value-type="float" office:value="10352">
                <text:p>10352</text:p>
              </table:table-cell>
              <table:table-cell office:value-type="float" office:value="15478">
                <text:p>15478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818">
                <text:p>7818</text:p>
              </table:table-cell>
              <table:table-cell office:value-type="float" office:value="10432">
                <text:p>10432</text:p>
              </table:table-cell>
              <table:table-cell office:value-type="float" office:value="16627">
                <text:p>1662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148">
                <text:p>8148</text:p>
              </table:table-cell>
              <table:table-cell office:value-type="float" office:value="10572">
                <text:p>10572</text:p>
              </table:table-cell>
              <table:table-cell office:value-type="float" office:value="15967">
                <text:p>1596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100">
                <text:p>8100</text:p>
              </table:table-cell>
              <table:table-cell office:value-type="float" office:value="10481">
                <text:p>10481</text:p>
              </table:table-cell>
              <table:table-cell office:value-type="float" office:value="15493">
                <text:p>15493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868">
                <text:p>7868</text:p>
              </table:table-cell>
              <table:table-cell office:value-type="float" office:value="11402">
                <text:p>11402</text:p>
              </table:table-cell>
              <table:table-cell office:value-type="float" office:value="18343">
                <text:p>1834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003">
                <text:p>8003</text:p>
              </table:table-cell>
              <table:table-cell office:value-type="float" office:value="12197">
                <text:p>12197</text:p>
              </table:table-cell>
              <table:table-cell office:value-type="float" office:value="16721">
                <text:p>16721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229">
                <text:p>8229</text:p>
              </table:table-cell>
              <table:table-cell office:value-type="float" office:value="11009">
                <text:p>11009</text:p>
              </table:table-cell>
              <table:table-cell office:value-type="float" office:value="15690">
                <text:p>15690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100">
                <text:p>8100</text:p>
              </table:table-cell>
              <table:table-cell office:value-type="float" office:value="11264">
                <text:p>11264</text:p>
              </table:table-cell>
              <table:table-cell office:value-type="float" office:value="15777">
                <text:p>15777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921">
                <text:p>7921</text:p>
              </table:table-cell>
              <table:table-cell office:value-type="float" office:value="11198">
                <text:p>11198</text:p>
              </table:table-cell>
              <table:table-cell office:value-type="float" office:value="18343">
                <text:p>1834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858">
                <text:p>7858</text:p>
              </table:table-cell>
              <table:table-cell office:value-type="float" office:value="11432">
                <text:p>11432</text:p>
              </table:table-cell>
              <table:table-cell office:value-type="float" office:value="16574">
                <text:p>1657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175">
                <text:p>8175</text:p>
              </table:table-cell>
              <table:table-cell office:value-type="float" office:value="11080">
                <text:p>11080</text:p>
              </table:table-cell>
              <table:table-cell office:value-type="float" office:value="18603">
                <text:p>18603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678">
                <text:p>8678</text:p>
              </table:table-cell>
              <table:table-cell office:value-type="float" office:value="12390">
                <text:p>12390</text:p>
              </table:table-cell>
              <table:table-cell office:value-type="float" office:value="21340">
                <text:p>2134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675">
                <text:p>8675</text:p>
              </table:table-cell>
              <table:table-cell office:value-type="float" office:value="13275">
                <text:p>13275</text:p>
              </table:table-cell>
              <table:table-cell office:value-type="float" office:value="19833">
                <text:p>1983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930">
                <text:p>8930</text:p>
              </table:table-cell>
              <table:table-cell office:value-type="float" office:value="12348">
                <text:p>12348</text:p>
              </table:table-cell>
              <table:table-cell office:value-type="float" office:value="19208">
                <text:p>1920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416">
                <text:p>8416</text:p>
              </table:table-cell>
              <table:table-cell office:value-type="float" office:value="13594">
                <text:p>13594</text:p>
              </table:table-cell>
              <table:table-cell office:value-type="float" office:value="20021">
                <text:p>20021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484">
                <text:p>8484</text:p>
              </table:table-cell>
              <table:table-cell office:value-type="float" office:value="14320">
                <text:p>14320</text:p>
              </table:table-cell>
              <table:table-cell office:value-type="float" office:value="20460">
                <text:p>2046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373">
                <text:p>8373</text:p>
              </table:table-cell>
              <table:table-cell office:value-type="float" office:value="14270">
                <text:p>14270</text:p>
              </table:table-cell>
              <table:table-cell office:value-type="float" office:value="22239">
                <text:p>22239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448">
                <text:p>8448</text:p>
              </table:table-cell>
              <table:table-cell office:value-type="float" office:value="14506">
                <text:p>14506</text:p>
              </table:table-cell>
              <table:table-cell office:value-type="float" office:value="25302">
                <text:p>2530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048">
                <text:p>10048</text:p>
              </table:table-cell>
              <table:table-cell office:value-type="float" office:value="15550">
                <text:p>15550</text:p>
              </table:table-cell>
              <table:table-cell office:value-type="float" office:value="27117">
                <text:p>27117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025">
                <text:p>11025</text:p>
              </table:table-cell>
              <table:table-cell office:value-type="float" office:value="15484">
                <text:p>15484</text:p>
              </table:table-cell>
              <table:table-cell office:value-type="float" office:value="27113">
                <text:p>27113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1000">
                <text:p>11000</text:p>
              </table:table-cell>
              <table:table-cell office:value-type="float" office:value="15906">
                <text:p>15906</text:p>
              </table:table-cell>
              <table:table-cell office:value-type="float" office:value="26667">
                <text:p>2666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480">
                <text:p>10480</text:p>
              </table:table-cell>
              <table:table-cell office:value-type="float" office:value="17492">
                <text:p>17492</text:p>
              </table:table-cell>
              <table:table-cell office:value-type="float" office:value="25404">
                <text:p>2540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552">
                <text:p>10552</text:p>
              </table:table-cell>
              <table:table-cell office:value-type="float" office:value="18230">
                <text:p>18230</text:p>
              </table:table-cell>
              <table:table-cell office:value-type="float" office:value="27103">
                <text:p>27103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933">
                <text:p>10933</text:p>
              </table:table-cell>
              <table:table-cell office:value-type="float" office:value="18496">
                <text:p>18496</text:p>
              </table:table-cell>
              <table:table-cell office:value-type="float" office:value="28800">
                <text:p>28800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2040">
                <text:p>12040</text:p>
              </table:table-cell>
              <table:table-cell office:value-type="float" office:value="18275">
                <text:p>18275</text:p>
              </table:table-cell>
              <table:table-cell office:value-type="float" office:value="29172">
                <text:p>2917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600">
                <text:p>13600</text:p>
              </table:table-cell>
              <table:table-cell office:value-type="float" office:value="18679">
                <text:p>18679</text:p>
              </table:table-cell>
              <table:table-cell office:value-type="float" office:value="31052">
                <text:p>31052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675">
                <text:p>14675</text:p>
              </table:table-cell>
              <table:table-cell office:value-type="float" office:value="19482">
                <text:p>19482</text:p>
              </table:table-cell>
              <table:table-cell office:value-type="float" office:value="31269">
                <text:p>31269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435">
                <text:p>14435</text:p>
              </table:table-cell>
              <table:table-cell office:value-type="float" office:value="20502">
                <text:p>20502</text:p>
              </table:table-cell>
              <table:table-cell office:value-type="float" office:value="29683">
                <text:p>29683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816">
                <text:p>13816</text:p>
              </table:table-cell>
              <table:table-cell office:value-type="float" office:value="20542">
                <text:p>20542</text:p>
              </table:table-cell>
              <table:table-cell office:value-type="float" office:value="28942">
                <text:p>28942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026">
                <text:p>14026</text:p>
              </table:table-cell>
              <table:table-cell office:value-type="float" office:value="22252">
                <text:p>22252</text:p>
              </table:table-cell>
              <table:table-cell office:value-type="float" office:value="31404">
                <text:p>3140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772">
                <text:p>14772</text:p>
              </table:table-cell>
              <table:table-cell office:value-type="float" office:value="22699">
                <text:p>22699</text:p>
              </table:table-cell>
              <table:table-cell office:value-type="float" office:value="33404">
                <text:p>3340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5158">
                <text:p>15158</text:p>
              </table:table-cell>
              <table:table-cell office:value-type="float" office:value="21257">
                <text:p>21257</text:p>
              </table:table-cell>
              <table:table-cell office:value-type="float" office:value="35479">
                <text:p>35479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573">
                <text:p>15573</text:p>
              </table:table-cell>
              <table:table-cell office:value-type="float" office:value="22804">
                <text:p>22804</text:p>
              </table:table-cell>
              <table:table-cell office:value-type="float" office:value="39220">
                <text:p>3922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945">
                <text:p>16945</text:p>
              </table:table-cell>
              <table:table-cell office:value-type="float" office:value="24154">
                <text:p>24154</text:p>
              </table:table-cell>
              <table:table-cell office:value-type="float" office:value="41786">
                <text:p>4178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835">
                <text:p>16835</text:p>
              </table:table-cell>
              <table:table-cell office:value-type="float" office:value="23980">
                <text:p>23980</text:p>
              </table:table-cell>
              <table:table-cell office:value-type="float" office:value="41807">
                <text:p>41807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6130">
                <text:p>16130</text:p>
              </table:table-cell>
              <table:table-cell office:value-type="float" office:value="25500">
                <text:p>25500</text:p>
              </table:table-cell>
              <table:table-cell office:value-type="float" office:value="43274">
                <text:p>4327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259">
                <text:p>15259</text:p>
              </table:table-cell>
              <table:table-cell office:value-type="float" office:value="26666">
                <text:p>26666</text:p>
              </table:table-cell>
              <table:table-cell office:value-type="float" office:value="44725">
                <text:p>44725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688">
                <text:p>16688</text:p>
              </table:table-cell>
              <table:table-cell office:value-type="float" office:value="28527">
                <text:p>28527</text:p>
              </table:table-cell>
              <table:table-cell office:value-type="float" office:value="46627">
                <text:p>46627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803">
                <text:p>17803</text:p>
              </table:table-cell>
              <table:table-cell office:value-type="float" office:value="29463">
                <text:p>29463</text:p>
              </table:table-cell>
              <table:table-cell office:value-type="float" office:value="50265">
                <text:p>50265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663">
                <text:p>18663</text:p>
              </table:table-cell>
              <table:table-cell office:value-type="float" office:value="30993">
                <text:p>30993</text:p>
              </table:table-cell>
              <table:table-cell office:value-type="float" office:value="52725">
                <text:p>52725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740">
                <text:p>20740</text:p>
              </table:table-cell>
              <table:table-cell office:value-type="float" office:value="31444">
                <text:p>31444</text:p>
              </table:table-cell>
              <table:table-cell office:value-type="float" office:value="51780">
                <text:p>51780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2000">
                <text:p>22000</text:p>
              </table:table-cell>
              <table:table-cell office:value-type="float" office:value="32974">
                <text:p>32974</text:p>
              </table:table-cell>
              <table:table-cell office:value-type="float" office:value="50049">
                <text:p>50049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505">
                <text:p>21505</text:p>
              </table:table-cell>
              <table:table-cell office:value-type="float" office:value="30859">
                <text:p>30859</text:p>
              </table:table-cell>
              <table:table-cell office:value-type="float" office:value="49290">
                <text:p>49290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277">
                <text:p>19277</text:p>
              </table:table-cell>
              <table:table-cell office:value-type="float" office:value="30174">
                <text:p>30174</text:p>
              </table:table-cell>
              <table:table-cell office:value-type="float" office:value="51437">
                <text:p>51437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7856">
                <text:p>17856</text:p>
              </table:table-cell>
              <table:table-cell office:value-type="float" office:value="30222">
                <text:p>30222</text:p>
              </table:table-cell>
              <table:table-cell office:value-type="float" office:value="50200">
                <text:p>50200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896">
                <text:p>16896</text:p>
              </table:table-cell>
              <table:table-cell office:value-type="float" office:value="30719">
                <text:p>30719</text:p>
              </table:table-cell>
              <table:table-cell office:value-type="float" office:value="48005">
                <text:p>48005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5048">
                <text:p>15048</text:p>
              </table:table-cell>
              <table:table-cell office:value-type="float" office:value="29085">
                <text:p>29085</text:p>
              </table:table-cell>
              <table:table-cell office:value-type="float" office:value="47320">
                <text:p>47320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688">
                <text:p>17688</text:p>
              </table:table-cell>
              <table:table-cell office:value-type="float" office:value="28652">
                <text:p>28652</text:p>
              </table:table-cell>
              <table:table-cell office:value-type="float" office:value="49466">
                <text:p>49466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7856">
                <text:p>17856</text:p>
              </table:table-cell>
              <table:table-cell office:value-type="float" office:value="28695">
                <text:p>28695</text:p>
              </table:table-cell>
              <table:table-cell office:value-type="float" office:value="49190">
                <text:p>49190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6896">
                <text:p>16896</text:p>
              </table:table-cell>
              <table:table-cell office:value-type="float" office:value="27523">
                <text:p>27523</text:p>
              </table:table-cell>
              <table:table-cell office:value-type="float" office:value="46106">
                <text:p>46106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5048">
                <text:p>15048</text:p>
              </table:table-cell>
              <table:table-cell office:value-type="float" office:value="26793">
                <text:p>26793</text:p>
              </table:table-cell>
              <table:table-cell office:value-type="float" office:value="41100">
                <text:p>41100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7688">
                <text:p>17688</text:p>
              </table:table-cell>
              <table:table-cell office:value-type="float" office:value="24704">
                <text:p>24704</text:p>
              </table:table-cell>
              <table:table-cell office:value-type="float" office:value="43650">
                <text:p>43650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4480">
                <text:p>14480</text:p>
              </table:table-cell>
              <table:table-cell office:value-type="float" office:value="24880">
                <text:p>24880</text:p>
              </table:table-cell>
              <table:table-cell office:value-type="float" office:value="43200">
                <text:p>4320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3264">
                <text:p>13264</text:p>
              </table:table-cell>
              <table:table-cell office:value-type="float" office:value="24320">
                <text:p>24320</text:p>
              </table:table-cell>
              <table:table-cell office:value-type="float" office:value="42875">
                <text:p>42875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4144">
                <text:p>14144</text:p>
              </table:table-cell>
              <table:table-cell office:value-type="float" office:value="25755">
                <text:p>25755</text:p>
              </table:table-cell>
              <table:table-cell office:value-type="float" office:value="45450">
                <text:p>4545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6032">
                <text:p>16032</text:p>
              </table:table-cell>
              <table:table-cell office:value-type="float" office:value="27220">
                <text:p>27220</text:p>
              </table:table-cell>
              <table:table-cell office:value-type="float" office:value="49980">
                <text:p>49980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6512">
                <text:p>16512</text:p>
              </table:table-cell>
              <table:table-cell office:value-type="float" office:value="28000">
                <text:p>28000</text:p>
              </table:table-cell>
              <table:table-cell office:value-type="float" office:value="51450">
                <text:p>51450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5648">
                <text:p>15648</text:p>
              </table:table-cell>
              <table:table-cell office:value-type="float" office:value="27357">
                <text:p>27357</text:p>
              </table:table-cell>
              <table:table-cell office:value-type="float" office:value="52140">
                <text:p>52140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5920">
                <text:p>15920</text:p>
              </table:table-cell>
              <table:table-cell office:value-type="float" office:value="28428">
                <text:p>28428</text:p>
              </table:table-cell>
              <table:table-cell office:value-type="float" office:value="53400">
                <text:p>53400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4080">
                <text:p>14080</text:p>
              </table:table-cell>
              <table:table-cell office:value-type="float" office:value="28581">
                <text:p>28581</text:p>
              </table:table-cell>
              <table:table-cell office:value-type="float" office:value="53280">
                <text:p>53280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2512">
                <text:p>12512</text:p>
              </table:table-cell>
              <table:table-cell office:value-type="float" office:value="27864">
                <text:p>27864</text:p>
              </table:table-cell>
              <table:table-cell office:value-type="float" office:value="51630">
                <text:p>51630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4544">
                <text:p>14544</text:p>
              </table:table-cell>
              <table:table-cell office:value-type="float" office:value="28455">
                <text:p>28455</text:p>
              </table:table-cell>
              <table:table-cell office:value-type="float" office:value="53940">
                <text:p>53940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3776">
                <text:p>13776</text:p>
              </table:table-cell>
              <table:table-cell office:value-type="float" office:value="29302">
                <text:p>29302</text:p>
              </table:table-cell>
              <table:table-cell office:value-type="float" office:value="58200">
                <text:p>58200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4032">
                <text:p>14032</text:p>
              </table:table-cell>
              <table:table-cell office:value-type="float" office:value="29040">
                <text:p>29040</text:p>
              </table:table-cell>
              <table:table-cell office:value-type="float" office:value="59850">
                <text:p>5985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3114">
                <text:p>13114</text:p>
              </table:table-cell>
              <table:table-cell office:value-type="float" office:value="27278">
                <text:p>27278</text:p>
              </table:table-cell>
              <table:table-cell office:value-type="float" office:value="58920">
                <text:p>58920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4906">
                <text:p>14906</text:p>
              </table:table-cell>
              <table:table-cell office:value-type="float" office:value="29460">
                <text:p>29460</text:p>
              </table:table-cell>
              <table:table-cell office:value-type="float" office:value="60090">
                <text:p>60090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4831">
                <text:p>14831</text:p>
              </table:table-cell>
              <table:table-cell office:value-type="float" office:value="28413">
                <text:p>28413</text:p>
              </table:table-cell>
              <table:table-cell office:value-type="float" office:value="57210">
                <text:p>57210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4561">
                <text:p>14561</text:p>
              </table:table-cell>
              <table:table-cell office:value-type="float" office:value="27345">
                <text:p>27345</text:p>
              </table:table-cell>
              <table:table-cell office:value-type="float" office:value="54690">
                <text:p>5469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5209">
                <text:p>15209</text:p>
              </table:table-cell>
              <table:table-cell office:value-type="float" office:value="29351">
                <text:p>29351</text:p>
              </table:table-cell>
              <table:table-cell office:value-type="float" office:value="58920">
                <text:p>58920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5962">
                <text:p>15962</text:p>
              </table:table-cell>
              <table:table-cell office:value-type="float" office:value="29929">
                <text:p>29929</text:p>
              </table:table-cell>
              <table:table-cell office:value-type="float" office:value="57780">
                <text:p>57780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4957">
                <text:p>14957</text:p>
              </table:table-cell>
              <table:table-cell office:value-type="float" office:value="28864">
                <text:p>28864</text:p>
              </table:table-cell>
              <table:table-cell office:value-type="float" office:value="58440">
                <text:p>58440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4870">
                <text:p>14870</text:p>
              </table:table-cell>
              <table:table-cell office:value-type="float" office:value="28649">
                <text:p>28649</text:p>
              </table:table-cell>
              <table:table-cell office:value-type="float" office:value="57298">
                <text:p>57298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5188">
                <text:p>15188</text:p>
              </table:table-cell>
              <table:table-cell office:value-type="float" office:value="29652">
                <text:p>29652</text:p>
              </table:table-cell>
              <table:table-cell office:value-type="float" office:value="59304">
                <text:p>5930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4254">
                <text:p>14254</text:p>
              </table:table-cell>
              <table:table-cell office:value-type="float" office:value="28782">
                <text:p>28782</text:p>
              </table:table-cell>
              <table:table-cell office:value-type="float" office:value="59774">
                <text:p>59774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4038">
                <text:p>14038</text:p>
              </table:table-cell>
              <table:table-cell office:value-type="float" office:value="28915">
                <text:p>28915</text:p>
              </table:table-cell>
              <table:table-cell office:value-type="float" office:value="60248">
                <text:p>60248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3825">
                <text:p>13825</text:p>
              </table:table-cell>
              <table:table-cell office:value-type="float" office:value="28816">
                <text:p>28816</text:p>
              </table:table-cell>
              <table:table-cell office:value-type="float" office:value="60726">
                <text:p>6072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3616">
                <text:p>13616</text:p>
              </table:table-cell>
              <table:table-cell office:value-type="float" office:value="28775">
                <text:p>28775</text:p>
              </table:table-cell>
              <table:table-cell office:value-type="float" office:value="61208">
                <text:p>61208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3409">
                <text:p>13409</text:p>
              </table:table-cell>
              <table:table-cell office:value-type="float" office:value="29013">
                <text:p>29013</text:p>
              </table:table-cell>
              <table:table-cell office:value-type="float" office:value="61693">
                <text:p>61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187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1924.5">
                <text:p>11924.5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1958.3333333333">
                <text:p>11958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8cm" svg:y="1.404cm" svg:width="30.911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75">
                <text:p>24.9875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9966666666667">
                <text:p>23.99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5cm" svg:y="1.352cm" svg:width="31.371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106124205375">
                <text:p>1.02106124205375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80630718961547">
                <text:p>0.98063071896154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9579341052009">
                <text:p>1.09579341052009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9259014264745">
                <text:p>1.09259014264745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.0608300874481">
                <text:p>1.0608300874481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9749527004914">
                <text:p>1.09749527004914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9259014264745">
                <text:p>1.09259014264745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964613363167493">
                <text:p>0.964613363167493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92412154069716">
                <text:p>0.992412154069716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9187604951245">
                <text:p>0.99187604951245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86720759017725">
                <text:p>0.986720759017725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5008197561725">
                <text:p>1.15008197561725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0492434069933">
                <text:p>1.0492434069933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7043729898653">
                <text:p>1.0704372989865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7015333346044">
                <text:p>1.0701533334604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08264193950869">
                <text:p>1.08264193950869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1320830939385">
                <text:p>1.1132083093938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250810170059">
                <text:p>1.0250810170059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645594898248">
                <text:p>1.0364559489824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16245490507546">
                <text:p>1.1624549050754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08740616428219">
                <text:p>1.08740616428219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1690779246625">
                <text:p>1.0169077924662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04024797078077">
                <text:p>1.04024797078077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2244590652495">
                <text:p>1.1224459065249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989417495888">
                <text:p>1.098941749588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1760067019107">
                <text:p>1.1176006701910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2080301179399">
                <text:p>1.12080301179399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7549313556527">
                <text:p>1.17549313556527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4628297835725">
                <text:p>1.14628297835725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2002838588333">
                <text:p>1.12002838588333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2898970123364">
                <text:p>1.1289897012336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8216603509491">
                <text:p>1.08216603509491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5790842054374">
                <text:p>1.05790842054374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3363787719395">
                <text:p>1.13363787719395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13653527806032">
                <text:p>1.13653527806032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7173316504097">
                <text:p>1.07173316504097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09148935635932">
                <text:p>1.0914893563593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7515033823201">
                <text:p>1.1751503382320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6049044998644">
                <text:p>1.16049044998644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8500924456895">
                <text:p>1.18500924456895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7410717570165">
                <text:p>1.1741071757016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2400634504795">
                <text:p>1.12400634504795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6550319290157">
                <text:p>1.16550319290157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8094762713327">
                <text:p>1.1809476271332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14954639684543">
                <text:p>1.14954639684543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2605329282334">
                <text:p>1.12605329282334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757276505569">
                <text:p>1.0757276505569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0.852280698880897">
                <text:p>0.852280698880897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.931036882979473">
                <text:p>0.931036882979473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11969749859685">
                <text:p>1.11969749859685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7356575598609">
                <text:p>1.07356575598609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0.949778403211302">
                <text:p>0.94977840321130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0.934866745078469">
                <text:p>0.934866745078469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0.899871637756007">
                <text:p>0.899871637756007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0.848164336760415">
                <text:p>0.848164336760415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0403776267615">
                <text:p>1.0403776267615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0.787457278176197">
                <text:p>0.787457278176197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0.710612679859507">
                <text:p>0.710612679859507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827761101639766">
                <text:p>0.82776110163976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.12064228452548">
                <text:p>1.1206422845254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.00546950994185">
                <text:p>1.00546950994185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0.9819275625">
                <text:p>0.9819275625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0414351697585">
                <text:p>1.0414351697585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05498594124747">
                <text:p>1.05498594124747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0546950994185">
                <text:p>1.00546950994185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0.948291142382707">
                <text:p>0.948291142382707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.04684034258793">
                <text:p>1.04684034258793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0.992260563196515">
                <text:p>0.992260563196515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0.938473031540548">
                <text:p>0.93847303154054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0.979251284140923">
                <text:p>0.979251284140923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.03471849596842">
                <text:p>1.0347184959684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952221760209914">
                <text:p>0.95222176020991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979651617252192">
                <text:p>0.9796516172521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.06616720422565">
                <text:p>1.06616720422565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.0022227151353">
                <text:p>1.0022227151353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.02190272002719">
                <text:p>1.02190272002719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.05687684415071">
                <text:p>1.0568768441507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953188819427168">
                <text:p>0.95318881942716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8656.5">
                <text:p>38656.5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8111">
                <text:p>38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